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monospace" svg:font-family="monospace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919cm" table:align="left"/>
    </style:style>
    <style:style style:name="Таблица1.A" style:family="table-column">
      <style:table-column-properties style:column-width="2.559cm"/>
    </style:style>
    <style:style style:name="Таблица1.B" style:family="table-column">
      <style:table-column-properties style:column-width="14.36cm"/>
    </style:style>
    <style:style style:name="Таблица1.A1" style:family="table-cell">
      <style:table-cell-properties style:vertical-align="middle" fo:padding="0.176cm" fo:border="1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Heading_20_2">
      <style:paragraph-properties fo:line-height="115%" fo:text-align="center" style:justify-single-word="false"/>
      <style:text-properties style:font-name="Times New Roman" fo:font-size="10.5pt" officeooo:paragraph-rsid="001195d9" style:font-size-asian="9.14999961853027pt" style:font-size-complex="10.5pt"/>
    </style:style>
    <style:style style:name="P2" style:family="paragraph" style:parent-style-name="Heading_20_2">
      <style:paragraph-properties fo:line-height="115%" fo:text-align="center" style:justify-single-word="false"/>
      <style:text-properties style:font-name="Times New Roman" fo:font-size="11pt" officeooo:paragraph-rsid="001195d9" style:font-size-asian="11pt" style:font-size-complex="11pt"/>
    </style:style>
    <style:style style:name="P3" style:family="paragraph" style:parent-style-name="Heading_20_2">
      <style:paragraph-properties fo:line-height="115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1195d9" style:font-size-asian="11pt" style:font-size-complex="11pt"/>
    </style:style>
    <style:style style:name="P4" style:family="paragraph" style:parent-style-name="Heading_20_2">
      <style:paragraph-properties fo:line-height="115%" fo:text-align="center" style:justify-single-word="false"/>
      <style:text-properties officeooo:paragraph-rsid="001195d9"/>
    </style:style>
    <style:style style:name="P5" style:family="paragraph" style:parent-style-name="Preformatted_20_Text">
      <style:paragraph-properties fo:line-height="115%" fo:text-align="justify" style:justify-single-word="false"/>
      <style:text-properties style:font-name="Times New Roman" fo:font-size="11pt" officeooo:paragraph-rsid="0026a798" style:font-size-asian="11pt" style:font-size-complex="11pt"/>
    </style:style>
    <style:style style:name="P6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13131" loext:opacity="100%" style:font-name="Times New Roman" fo:font-size="11pt" fo:letter-spacing="normal" fo:font-style="normal" fo:font-weight="normal" officeooo:paragraph-rsid="001195d9" style:font-size-asian="11pt" style:font-size-complex="11pt"/>
    </style:style>
    <style:style style:name="P7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13131" loext:opacity="100%" style:font-name="Times New Roman" fo:font-size="11pt" fo:letter-spacing="normal" fo:font-style="normal" fo:font-weight="normal" officeooo:paragraph-rsid="0014a46a" style:font-size-asian="11pt" style:font-size-complex="11pt"/>
    </style:style>
    <style:style style:name="P8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13131" loext:opacity="100%" style:font-name="Times New Roman" fo:font-size="11pt" fo:letter-spacing="normal" fo:font-style="normal" fo:font-weight="normal" officeooo:paragraph-rsid="001195d9" fo:background-color="#f8f8f8" style:font-size-asian="11pt" style:font-size-complex="11pt" loext:padding="0.049cm" loext:border="0.51pt solid #d1d9d7"/>
    </style:style>
    <style:style style:name="P9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222222" loext:opacity="100%" style:font-name="Times New Roman" fo:font-size="11pt" fo:letter-spacing="normal" fo:font-style="normal" fo:font-weight="normal" officeooo:paragraph-rsid="001195d9" style:font-size-asian="11pt" style:font-size-complex="11pt"/>
    </style:style>
    <style:style style:name="P10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008800" loext:opacity="100%" style:font-name="Times New Roman" fo:font-size="11pt" fo:letter-spacing="normal" fo:font-style="normal" fo:font-weight="bold" style:font-size-asian="11pt" style:font-size-complex="11pt"/>
    </style:style>
    <style:style style:name="P11" style:family="paragraph" style:parent-style-name="Preformatted_20_Text">
      <style:paragraph-properties fo:line-height="115%" fo:text-align="justify" style:justify-single-word="false"/>
      <style:text-properties officeooo:paragraph-rsid="001ba0cf"/>
    </style:style>
    <style:style style:name="P12" style:family="paragraph" style:parent-style-name="Preformatted_20_Text">
      <style:paragraph-properties fo:line-height="115%" fo:text-align="justify" style:justify-single-word="false"/>
      <style:text-properties officeooo:paragraph-rsid="001d4625"/>
    </style:style>
    <style:style style:name="P13" style:family="paragraph" style:parent-style-name="Preformatted_20_Text">
      <style:paragraph-properties fo:line-height="115%" fo:text-align="justify" style:justify-single-word="false"/>
      <style:text-properties officeooo:paragraph-rsid="001ec2ed"/>
    </style:style>
    <style:style style:name="P14" style:family="paragraph" style:parent-style-name="Preformatted_20_Text">
      <style:paragraph-properties fo:line-height="115%" fo:text-align="justify" style:justify-single-word="false"/>
      <style:text-properties officeooo:paragraph-rsid="001fb169"/>
    </style:style>
    <style:style style:name="P15" style:family="paragraph" style:parent-style-name="Preformatted_20_Text">
      <style:paragraph-properties fo:line-height="115%" fo:text-align="justify" style:justify-single-word="false"/>
      <style:text-properties officeooo:paragraph-rsid="001195d9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19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1pt" fo:letter-spacing="normal" style:font-size-asian="11pt" style:font-size-complex="11pt"/>
    </style:style>
    <style:style style:name="P20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1pt" fo:letter-spacing="normal" officeooo:paragraph-rsid="001ba0cf" style:font-size-asian="11pt" style:font-size-complex="11pt"/>
    </style:style>
    <style:style style:name="P21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22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313131" loext:opacity="100%" style:font-name="Times New Roman" fo:font-size="11pt" fo:letter-spacing="normal" fo:font-style="normal" fo:font-weight="normal" officeooo:paragraph-rsid="001ba0cf" style:font-size-asian="11pt" style:font-size-complex="11pt"/>
    </style:style>
    <style:style style:name="P23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24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008800" loext:opacity="100%" style:font-name="Times New Roman" fo:font-size="11pt" fo:letter-spacing="normal" fo:font-style="normal" fo:font-weight="bold" style:font-size-asian="11pt" style:font-size-complex="11pt"/>
    </style:style>
    <style:style style:name="P25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008800" loext:opacity="100%" style:font-name="Times New Roman" fo:font-size="11pt" fo:letter-spacing="normal" fo:font-style="normal" fo:font-weight="bold" officeooo:paragraph-rsid="001ba0cf" style:font-size-asian="11pt" style:font-size-complex="11pt"/>
    </style:style>
    <style:style style:name="P26" style:family="paragraph" style:parent-style-name="Preformatted_20_Text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Times New Roman" fo:font-size="10.5pt" officeooo:paragraph-rsid="001195d9" style:font-size-asian="9.14999961853027pt" style:font-size-complex="10.5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" fo:font-size="11pt" officeooo:paragraph-rsid="001195d9" style:font-size-asian="11pt" style:font-size-complex="11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" officeooo:paragraph-rsid="001195d9"/>
    </style:style>
    <style:style style:name="P30" style:family="paragraph" style:parent-style-name="Standard">
      <style:paragraph-properties fo:line-height="115%" fo:text-align="justify" style:justify-single-word="false"/>
      <style:text-properties officeooo:paragraph-rsid="001195d9"/>
    </style:style>
    <style:style style:name="P31" style:family="paragraph" style:parent-style-name="Table_20_Contents">
      <style:paragraph-properties fo:line-height="115%" fo:text-align="justify" style:justify-single-word="false"/>
      <style:text-properties style:font-name="Times New Roman" fo:font-size="10.5pt" style:font-size-asian="9.14999961853027pt" style:font-size-complex="10.5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313131" loext:opacity="100%" style:font-name="Times New Roman" fo:font-size="11pt" style:font-size-asian="11pt" style:font-size-complex="11pt"/>
    </style:style>
    <style:style style:name="P33" style:family="paragraph" style:parent-style-name="Text_20_body">
      <style:paragraph-properties fo:line-height="115%" fo:text-align="justify" style:justify-single-word="false"/>
      <style:text-properties style:font-name="Times New Roman" fo:font-size="10.5pt" officeooo:paragraph-rsid="001195d9" style:font-size-asian="9.14999961853027pt" style:font-size-complex="10.5pt"/>
    </style:style>
    <style:style style:name="P34" style:family="paragraph" style:parent-style-name="Text_20_body">
      <style:paragraph-properties fo:line-height="115%" fo:text-align="justify" style:justify-single-word="false"/>
      <style:text-properties style:font-name="Times New Roman" fo:font-size="11pt" style:font-size-asian="11pt" style:font-size-complex="11pt"/>
    </style:style>
    <style:style style:name="P35" style:family="paragraph" style:parent-style-name="Text_20_body">
      <style:paragraph-properties fo:line-height="115%" fo:text-align="center" style:justify-single-word="false"/>
      <style:text-properties style:font-name="Times New Roman" fo:font-size="18pt" officeooo:paragraph-rsid="00254547" style:font-size-asian="18pt" style:font-size-complex="18pt"/>
    </style:style>
    <style:style style:name="P36" style:family="paragraph" style:parent-style-name="Text_20_body">
      <style:paragraph-properties fo:line-height="115%" fo:text-align="center" style:justify-single-word="false"/>
      <style:text-properties fo:font-variant="normal" fo:text-transform="none" fo:color="#313131" loext:opacity="100%" style:font-name="monospace" fo:font-size="12pt" fo:letter-spacing="normal" fo:font-style="normal" fo:font-weight="normal" officeooo:paragraph-rsid="001bbf04"/>
    </style:style>
    <style:style style:name="P37" style:family="paragraph" style:parent-style-name="Text_20_body">
      <style:paragraph-properties fo:line-height="115%" fo:text-align="justify" style:justify-single-word="false"/>
      <style:text-properties fo:font-variant="normal" fo:text-transform="none" fo:color="#313131" loext:opacity="100%" style:font-name="monospace" fo:font-size="12pt" fo:letter-spacing="normal" fo:font-style="normal" fo:font-weight="normal" officeooo:paragraph-rsid="001bbf04"/>
    </style:style>
    <style:style style:name="P38" style:family="paragraph" style:parent-style-name="Text_20_body">
      <style:paragraph-properties fo:line-height="115%" fo:text-align="justify" style:justify-single-word="false"/>
      <style:text-properties fo:font-variant="normal" fo:text-transform="none" fo:color="#313131" loext:opacity="100%" style:font-name="Times New Roman" fo:font-size="11pt" fo:letter-spacing="normal" fo:font-style="normal" fo:font-weight="normal" officeooo:paragraph-rsid="001195d9" style:font-size-asian="11pt" style:font-size-complex="11pt"/>
    </style:style>
    <style:style style:name="P39" style:family="paragraph" style:parent-style-name="Text_20_body">
      <style:paragraph-properties fo:line-height="115%" fo:text-align="center" style:justify-single-word="false"/>
      <style:text-properties officeooo:paragraph-rsid="001195d9"/>
    </style:style>
    <style:style style:name="P40" style:family="paragraph" style:parent-style-name="Text_20_body">
      <style:paragraph-properties fo:line-height="115%" fo:text-align="justify" style:justify-single-word="false"/>
    </style:style>
    <style:style style:name="P41" style:family="paragraph" style:parent-style-name="Text_20_body">
      <style:paragraph-properties fo:line-height="115%" fo:text-align="justify" style:justify-single-word="false"/>
      <style:text-properties officeooo:paragraph-rsid="001195d9"/>
    </style:style>
    <style:style style:name="P42" style:family="paragraph" style:parent-style-name="Text_20_body">
      <style:paragraph-properties fo:line-height="115%" fo:text-align="justify" style:justify-single-word="false"/>
      <style:text-properties officeooo:paragraph-rsid="00249f6c"/>
    </style:style>
    <style:style style:name="P43" style:family="paragraph" style:parent-style-name="Text_20_body">
      <style:paragraph-properties fo:line-height="115%" fo:text-align="justify" style:justify-single-word="false"/>
      <style:text-properties officeooo:paragraph-rsid="002758b7"/>
    </style:style>
    <style:style style:name="P44" style:family="paragraph" style:parent-style-name="Text_20_body" style:list-style-name="L1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padding="0cm" fo:border="none"/>
    </style:style>
    <style:style style:name="P45" style:family="paragraph" style:parent-style-name="Text_20_body">
      <style:paragraph-properties fo:margin-left="0cm" fo:margin-right="0cm" fo:margin-top="0.529cm" fo:margin-bottom="0.529cm" style:contextual-spacing="false" fo:line-height="115%" fo:text-align="justify" style:justify-single-word="false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margin-top="0.529cm" fo:margin-bottom="0.529cm" style:contextual-spacing="false" fo:line-height="115%" fo:text-align="justify" style:justify-single-word="false" fo:orphans="2" fo:widows="2" fo:text-indent="0cm" style:auto-text-indent="false"/>
      <style:text-properties officeooo:paragraph-rsid="002758b7"/>
    </style:style>
    <style:style style:name="P47" style:family="paragraph" style:parent-style-name="Text_20_body">
      <style:paragraph-properties fo:margin-left="0cm" fo:margin-right="0cm" fo:margin-top="0.529cm" fo:margin-bottom="0.529cm" style:contextual-spacing="false" fo:line-height="115%" fo:text-align="start" style:justify-single-word="false" fo:orphans="2" fo:widows="2" fo:text-indent="0cm" style:auto-text-indent="false"/>
    </style:style>
    <style:style style:name="P48" style:family="paragraph" style:parent-style-name="Text_20_body" style:list-style-name="L14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49" style:family="paragraph" style:parent-style-name="Text_20_body" style:list-style-name="L15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50" style:family="paragraph" style:parent-style-name="Text_20_body" style:list-style-name="L16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51" style:family="paragraph" style:parent-style-name="Text_20_body" style:list-style-name="L17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P52" style:family="paragraph" style:parent-style-name="Text_20_body" style:list-style-name="L12">
      <style:paragraph-properties fo:margin-top="0cm" fo:margin-bottom="0cm" style:contextual-spacing="false" fo:line-height="115%" fo:text-align="start" style:justify-single-word="false" fo:orphans="2" fo:widows="2" fo:padding="0cm" fo:border="none"/>
    </style:style>
    <style:style style:name="P53" style:family="paragraph" style:parent-style-name="Text_20_body" style:list-style-name="L12">
      <style:paragraph-properties fo:line-height="115%" fo:text-align="start" style:justify-single-word="false" fo:orphans="2" fo:widows="2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style:font-name="Open Sans" fo:font-size="10.5pt" style:font-name-asian="Open Sans" style:font-size-asian="10.5pt" style:font-name-complex="Open Sans" style:font-size-complex="10.5pt"/>
    </style:style>
    <style:style style:name="T3" style:family="text">
      <style:text-properties fo:color="#313131" loext:opacity="100%"/>
    </style:style>
    <style:style style:name="T4" style:family="text">
      <style:text-properties fo:font-variant="normal" fo:text-transform="none" fo:color="#313131" loext:opacity="100%" fo:letter-spacing="normal" fo:font-style="normal" fo:font-weight="normal"/>
    </style:style>
    <style:style style:name="T5" style:family="text">
      <style:text-properties fo:font-variant="normal" fo:text-transform="none" fo:color="#313131" loext:opacity="100%" fo:letter-spacing="normal" fo:font-style="normal" fo:font-weight="normal" officeooo:rsid="0014a46a"/>
    </style:style>
    <style:style style:name="T6" style:family="text">
      <style:text-properties fo:font-variant="normal" fo:text-transform="none" fo:color="#313131" loext:opacity="100%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313131" loext:opacity="100%" fo:letter-spacing="normal" fo:font-style="normal" fo:font-weight="normal" fo:background-color="#dcdcdc" loext:char-shading-value="0"/>
    </style:style>
    <style:style style:name="T8" style:family="text">
      <style:text-properties fo:font-variant="normal" fo:text-transform="none" fo:color="#313131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13131" loext:opacity="100%" fo:letter-spacing="normal" fo:language="en" fo:country="US" fo:font-style="normal" fo:font-weight="bold" officeooo:rsid="00254547" style:font-weight-asian="bold" style:font-weight-complex="bold"/>
    </style:style>
    <style:style style:name="T10" style:family="text">
      <style:text-properties fo:font-variant="normal" fo:text-transform="none" fo:color="#313131" loext:opacity="100%" fo:letter-spacing="normal" fo:language="ru" fo:country="RU" fo:font-style="normal" fo:font-weight="normal" officeooo:rsid="0014a46a"/>
    </style:style>
    <style:style style:name="T11" style:family="text">
      <style:text-properties fo:font-variant="normal" fo:text-transform="none" fo:color="#313131" loext:opacity="100%" fo:letter-spacing="normal" fo:language="ru" fo:country="RU" fo:font-style="normal" fo:font-weight="bold" officeooo:rsid="00254547" style:font-weight-asian="bold" style:font-weight-complex="bold"/>
    </style:style>
    <style:style style:name="T12" style:family="text">
      <style:text-properties fo:font-variant="normal" fo:text-transform="none" fo:color="#313131" loext:opacity="100%" style:font-name="Times New Roman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313131" loext:opacity="100%" style:font-name="Times New Roman" fo:font-size="11pt" fo:letter-spacing="normal" fo:font-style="normal" fo:font-weight="bold" fo:background-color="#dcdcdc" loext:char-shading-value="0" style:font-size-asian="11pt" style:font-size-complex="11pt"/>
    </style:style>
    <style:style style:name="T14" style:family="text">
      <style:text-properties fo:font-variant="normal" fo:text-transform="none" fo:color="#313131" loext:opacity="100%" style:font-name="Times New Roman" fo:font-size="11pt" fo:letter-spacing="normal" fo:font-style="normal" fo:font-weight="bold" fo:background-color="#dcdcdc" loext:char-shading-value="0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313131" loext:opacity="100%" style:font-name="Times New Roman" fo:font-size="11pt" fo:letter-spacing="normal" fo:font-style="normal" fo:font-weight="normal" officeooo:rsid="001fb169" style:font-size-asian="11pt" style:font-size-complex="11pt"/>
    </style:style>
    <style:style style:name="T17" style:family="text">
      <style:text-properties fo:font-variant="normal" fo:text-transform="none" fo:color="#313131" loext:opacity="100%" style:font-name="Times New Roman" fo:font-size="11pt" fo:letter-spacing="normal" fo:font-style="normal" fo:font-weight="normal" officeooo:rsid="0022cd6e" style:font-size-asian="11pt" style:font-size-complex="11pt"/>
    </style:style>
    <style:style style:name="T18" style:family="text">
      <style:text-properties fo:font-variant="normal" fo:text-transform="none" fo:color="#313131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313131" loext:opacity="100%" style:font-name="Times New Roman" fo:font-size="11pt" fo:letter-spacing="normal" fo:font-style="normal" fo:font-weight="normal" officeooo:rsid="001d4625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313131" loext:opacity="100%" style:font-name="Times New Roman" fo:font-size="11pt" fo:letter-spacing="normal" fo:font-style="normal" fo:font-weight="normal" fo:background-color="#f0f8ff" loext:char-shading-value="0" style:font-size-asian="11pt" style:font-size-complex="11pt" loext:padding="0cm" loext:border="none"/>
    </style:style>
    <style:style style:name="T21" style:family="text">
      <style:text-properties fo:font-variant="normal" fo:text-transform="none" fo:color="#313131" loext:opacity="100%" style:font-name="Times New Roman" fo:font-size="11pt" fo:letter-spacing="normal" fo:font-style="normal" fo:font-weight="normal" fo:background-color="#fff0f0" loext:char-shading-value="0" style:font-size-asian="11pt" style:font-size-complex="11pt"/>
    </style:style>
    <style:style style:name="T22" style:family="text">
      <style:text-properties fo:font-variant="normal" fo:text-transform="none" fo:color="#313131" loext:opacity="100%" style:font-name="Times New Roman" fo:font-size="11pt" fo:letter-spacing="normal" fo:font-style="normal" fo:font-weight="normal" fo:background-color="#dcdcdc" loext:char-shading-value="0" style:font-size-asian="11pt" style:font-size-complex="11pt"/>
    </style:style>
    <style:style style:name="T23" style:family="text">
      <style:text-properties fo:font-variant="normal" fo:text-transform="none" fo:color="#313131" loext:opacity="100%" style:font-name="Times New Roman" fo:font-size="11pt" fo:letter-spacing="normal" fo:font-style="normal" fo:font-weight="normal" fo:background-color="transparent" loext:char-shading-value="0" style:font-size-asian="11pt" style:font-size-complex="11pt"/>
    </style:style>
    <style:style style:name="T24" style:family="text">
      <style:text-properties fo:font-variant="normal" fo:text-transform="none" fo:color="#313131" loext:opacity="100%" style:font-name="Times New Roman" fo:font-size="11pt" fo:letter-spacing="normal" fo:font-style="normal" fo:font-weight="normal" officeooo:rsid="001fb169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313131" loext:opacity="100%" style:font-name="Times New Roman" fo:font-size="11pt" fo:letter-spacing="normal" fo:font-style="normal" fo:background-color="#dcdcdc" loext:char-shading-value="0" style:font-size-asian="11pt" style:font-size-complex="11pt"/>
    </style:style>
    <style:style style:name="T26" style:family="text">
      <style:text-properties fo:font-variant="normal" fo:text-transform="none" fo:color="#313131" loext:opacity="100%" style:font-name="Times New Roman" fo:font-size="11pt" fo:letter-spacing="normal" fo:font-style="italic" fo:font-weight="normal" style:font-size-asian="11pt" style:font-size-complex="11pt"/>
    </style:style>
    <style:style style:name="T27" style:family="text">
      <style:text-properties fo:font-variant="normal" fo:text-transform="none" fo:color="#313131" loext:opacity="100%" style:font-name="Times New Roman" fo:font-size="11pt" fo:letter-spacing="normal" fo:font-style="italic" fo:font-weight="normal" fo:background-color="#dcdcdc" loext:char-shading-value="0" style:font-size-asian="11pt" style:font-size-complex="11pt"/>
    </style:style>
    <style:style style:name="T28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1bbf04" style:font-size-asian="11pt" style:font-size-complex="11pt"/>
    </style:style>
    <style:style style:name="T29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254547" style:font-size-asian="11pt" style:font-size-complex="11pt"/>
    </style:style>
    <style:style style:name="T30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22cd6e" fo:background-color="#dcdcdc" loext:char-shading-value="0" style:font-size-asian="11pt" style:font-size-complex="11pt"/>
    </style:style>
    <style:style style:name="T31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249f6c" fo:background-color="#dcdcdc" loext:char-shading-value="0" style:font-size-asian="11pt" style:font-size-complex="11pt"/>
    </style:style>
    <style:style style:name="T32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fo:background-color="#dcdcdc" loext:char-shading-value="0" style:font-size-asian="11pt" style:font-size-complex="11pt"/>
    </style:style>
    <style:style style:name="T33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2758b7" fo:background-color="#dcdcdc" loext:char-shading-value="0" style:font-size-asian="11pt" style:font-size-complex="11pt"/>
    </style:style>
    <style:style style:name="T34" style:family="text">
      <style:text-properties fo:font-variant="normal" fo:text-transform="none" fo:color="#313131" loext:opacity="100%" style:font-name="Times New Roman" fo:font-size="11pt" fo:letter-spacing="normal" fo:language="en" fo:country="US" fo:font-style="normal" fo:font-weight="normal" officeooo:rsid="002758b7" fo:background-color="#dcdcdc" loext:char-shading-value="0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313131" loext:opacity="100%" style:font-name="Times New Roman" fo:font-size="11pt" fo:letter-spacing="normal" fo:language="en" fo:country="US" fo:font-style="normal" officeooo:rsid="002758b7" fo:background-color="#dcdcdc" loext:char-shading-value="0" style:font-size-asian="11pt" style:font-size-complex="11pt"/>
    </style:style>
    <style:style style:name="T36" style:family="text">
      <style:text-properties fo:font-variant="normal" fo:text-transform="none" fo:color="#313131" loext:opacity="100%" style:font-name="Times New Roman" fo:font-size="11pt" fo:letter-spacing="normal" fo:language="ru" fo:country="RU" fo:font-style="normal" fo:font-weight="normal" officeooo:rsid="001fb169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313131" loext:opacity="100%" style:font-name="Times New Roman" fo:font-size="11pt" fo:letter-spacing="normal" fo:language="ru" fo:country="RU" fo:font-style="normal" fo:font-weight="normal" officeooo:rsid="00254547" style:font-size-asian="11pt" style:font-size-complex="11pt"/>
    </style:style>
    <style:style style:name="T38" style:family="text">
      <style:text-properties fo:font-variant="normal" fo:text-transform="none" fo:color="#313131" loext:opacity="100%" fo:font-size="11pt" fo:letter-spacing="normal" fo:font-style="normal" fo:font-weight="normal" style:font-size-asian="11pt" style:font-size-complex="11pt"/>
    </style:style>
    <style:style style:name="T39" style:family="text">
      <style:text-properties fo:font-variant="normal" fo:text-transform="none" fo:color="#313131" loext:opacity="100%" fo:font-size="11pt" fo:letter-spacing="normal" fo:font-style="normal" fo:font-weight="normal" officeooo:rsid="0014a46a" style:font-size-asian="11pt" style:font-size-complex="11pt"/>
    </style:style>
    <style:style style:name="T40" style:family="text">
      <style:text-properties fo:font-variant="normal" fo:text-transform="none" fo:color="#313131" loext:opacity="100%" fo:font-size="11pt" fo:letter-spacing="normal" fo:font-style="normal" fo:font-weight="normal" officeooo:rsid="001fb169" style:font-size-asian="11pt" style:font-size-complex="11pt"/>
    </style:style>
    <style:style style:name="T41" style:family="text">
      <style:text-properties fo:font-variant="normal" fo:text-transform="none" fo:color="#313131" loext:opacity="100%" fo:font-size="11pt" fo:letter-spacing="normal" fo:font-style="normal" fo:font-weight="normal" officeooo:rsid="0022cd6e" style:font-size-asian="11pt" style:font-size-complex="11pt"/>
    </style:style>
    <style:style style:name="T42" style:family="text">
      <style:text-properties fo:font-variant="normal" fo:text-transform="none" fo:color="#313131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313131" loext:opacity="100%" fo:font-size="11pt" fo:letter-spacing="normal" fo:font-style="normal" fo:font-weight="normal" officeooo:rsid="001d4625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313131" loext:opacity="100%" fo:font-size="11pt" fo:letter-spacing="normal" fo:font-style="normal" fo:font-weight="normal" fo:background-color="#f0f8ff" loext:char-shading-value="0" style:font-size-asian="11pt" style:font-size-complex="11pt" loext:padding="0cm" loext:border="none"/>
    </style:style>
    <style:style style:name="T45" style:family="text">
      <style:text-properties fo:font-variant="normal" fo:text-transform="none" fo:color="#313131" loext:opacity="100%" fo:font-size="11pt" fo:letter-spacing="normal" fo:font-style="normal" fo:font-weight="normal" fo:background-color="#fff0f0" loext:char-shading-value="0" style:font-size-asian="11pt" style:font-size-complex="11pt"/>
    </style:style>
    <style:style style:name="T46" style:family="text">
      <style:text-properties fo:font-variant="normal" fo:text-transform="none" fo:color="#313131" loext:opacity="100%" fo:font-size="11pt" fo:letter-spacing="normal" fo:font-style="normal" fo:font-weight="normal" fo:background-color="#dcdcdc" loext:char-shading-value="0" style:font-size-asian="11pt" style:font-size-complex="11pt"/>
    </style:style>
    <style:style style:name="T47" style:family="text">
      <style:text-properties fo:font-variant="normal" fo:text-transform="none" fo:color="#313131" loext:opacity="100%" fo:font-size="11pt" fo:letter-spacing="normal" fo:font-style="normal" fo:font-weight="normal" fo:background-color="transparent" loext:char-shading-value="0" style:font-size-asian="11pt" style:font-size-complex="11pt"/>
    </style:style>
    <style:style style:name="T48" style:family="text">
      <style:text-properties fo:font-variant="normal" fo:text-transform="none" fo:color="#313131" loext:opacity="100%" fo:font-size="11pt" fo:letter-spacing="normal" fo:font-style="normal" fo:font-weight="normal" officeooo:rsid="001fb169" fo:background-color="transparent" loext:char-shading-value="0" style:font-size-asian="11pt" style:font-size-complex="11pt"/>
    </style:style>
    <style:style style:name="T49" style:family="text">
      <style:text-properties fo:font-variant="normal" fo:text-transform="none" fo:color="#313131" loext:opacity="100%" fo:font-size="11pt" fo:letter-spacing="normal" fo:font-style="normal" fo:font-weight="bold" style:font-size-asian="11pt" style:font-size-complex="11pt"/>
    </style:style>
    <style:style style:name="T50" style:family="text">
      <style:text-properties fo:font-variant="normal" fo:text-transform="none" fo:color="#313131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color="#313131" loext:opacity="100%" fo:font-size="11pt" fo:letter-spacing="normal" fo:font-style="normal" fo:font-weight="bold" fo:background-color="#dcdcdc" loext:char-shading-value="0" style:font-size-asian="11pt" style:font-size-complex="11pt"/>
    </style:style>
    <style:style style:name="T52" style:family="text">
      <style:text-properties fo:font-variant="normal" fo:text-transform="none" fo:color="#313131" loext:opacity="100%" fo:font-size="11pt" fo:letter-spacing="normal" fo:font-style="normal" fo:font-weight="bold" fo:background-color="#dcdcdc" loext:char-shading-value="0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313131" loext:opacity="100%" fo:font-size="11pt" fo:letter-spacing="normal" fo:font-style="normal" style:font-size-asian="11pt" style:font-size-complex="11pt"/>
    </style:style>
    <style:style style:name="T54" style:family="text">
      <style:text-properties fo:font-variant="normal" fo:text-transform="none" fo:color="#313131" loext:opacity="100%" fo:font-size="11pt" fo:letter-spacing="normal" fo:font-style="normal" fo:background-color="#dcdcdc" loext:char-shading-value="0" style:font-size-asian="11pt" style:font-size-complex="11pt"/>
    </style:style>
    <style:style style:name="T55" style:family="text">
      <style:text-properties fo:font-variant="normal" fo:text-transform="none" fo:color="#313131" loext:opacity="100%" fo:font-size="11pt" fo:letter-spacing="normal" fo:font-style="italic" fo:font-weight="normal" style:font-size-asian="11pt" style:font-size-complex="11pt"/>
    </style:style>
    <style:style style:name="T56" style:family="text">
      <style:text-properties fo:font-variant="normal" fo:text-transform="none" fo:color="#313131" loext:opacity="100%" fo:font-size="11pt" fo:letter-spacing="normal" fo:font-style="italic" fo:font-weight="normal" fo:background-color="#dcdcdc" loext:char-shading-value="0" style:font-size-asian="11pt" style:font-size-complex="11pt"/>
    </style:style>
    <style:style style:name="T57" style:family="text">
      <style:text-properties fo:font-variant="normal" fo:text-transform="none" fo:color="#313131" loext:opacity="100%" fo:font-size="11pt" fo:letter-spacing="normal" style:font-size-asian="11pt" style:font-size-complex="11pt"/>
    </style:style>
    <style:style style:name="T58" style:family="text">
      <style:text-properties fo:font-variant="normal" fo:text-transform="none" fo:color="#313131" loext:opacity="100%" fo:font-size="11pt" fo:letter-spacing="normal" fo:language="ru" fo:country="RU" fo:font-style="normal" fo:font-weight="normal" officeooo:rsid="00254547" style:font-size-asian="11pt" style:font-size-complex="11pt"/>
    </style:style>
    <style:style style:name="T59" style:family="text">
      <style:text-properties fo:font-variant="normal" fo:text-transform="none" fo:color="#313131" loext:opacity="100%" fo:font-size="11pt" fo:letter-spacing="normal" fo:language="ru" fo:country="RU" fo:font-style="normal" fo:font-weight="normal" officeooo:rsid="001fb169" style:font-size-asian="11pt" style:font-weight-asian="bold" style:font-size-complex="11pt" style:font-weight-complex="bold"/>
    </style:style>
    <style:style style:name="T60" style:family="text">
      <style:text-properties fo:font-variant="normal" fo:text-transform="none" fo:color="#313131" loext:opacity="100%" fo:font-size="11pt" fo:letter-spacing="normal" fo:language="en" fo:country="US" fo:font-style="normal" fo:font-weight="normal" officeooo:rsid="001bbf04" style:font-size-asian="11pt" style:font-size-complex="11pt"/>
    </style:style>
    <style:style style:name="T61" style:family="text">
      <style:text-properties fo:font-variant="normal" fo:text-transform="none" fo:color="#313131" loext:opacity="100%" fo:font-size="11pt" fo:letter-spacing="normal" fo:language="en" fo:country="US" fo:font-style="normal" fo:font-weight="normal" officeooo:rsid="0022cd6e" fo:background-color="#dcdcdc" loext:char-shading-value="0" style:font-size-asian="11pt" style:font-size-complex="11pt"/>
    </style:style>
    <style:style style:name="T62" style:family="text">
      <style:text-properties fo:font-variant="normal" fo:text-transform="none" fo:color="#313131" loext:opacity="100%" fo:font-size="11pt" fo:letter-spacing="normal" fo:language="en" fo:country="US" fo:font-style="normal" fo:font-weight="normal" officeooo:rsid="00249f6c" fo:background-color="#dcdcdc" loext:char-shading-value="0" style:font-size-asian="11pt" style:font-size-complex="11pt"/>
    </style:style>
    <style:style style:name="T63" style:family="text">
      <style:text-properties fo:font-variant="normal" fo:text-transform="none" fo:color="#313131" loext:opacity="100%" fo:font-size="11pt" fo:letter-spacing="normal" fo:language="en" fo:country="US" fo:font-style="normal" fo:font-weight="normal" officeooo:rsid="002758b7" fo:background-color="#dcdcdc" loext:char-shading-value="0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008800" loext:opacity="100%" fo:letter-spacing="normal" fo:font-style="normal" fo:font-weight="bold"/>
    </style:style>
    <style:style style:name="T65" style:family="text">
      <style:text-properties fo:font-variant="normal" fo:text-transform="none" fo:color="#008800" loext:opacity="100%" style:font-name="Times New Roman" fo:font-size="11pt" fo:letter-spacing="normal" fo:font-style="normal" fo:font-weight="bold" style:font-size-asian="11pt" style:font-size-complex="11pt"/>
    </style:style>
    <style:style style:name="T66" style:family="text">
      <style:text-properties fo:font-variant="normal" fo:text-transform="none" fo:color="#008800" loext:opacity="100%" style:font-name="Times New Roman" fo:font-size="11pt" fo:letter-spacing="normal" fo:font-style="normal" fo:font-weight="bold" fo:background-color="transparent" loext:char-shading-value="0" style:font-size-asian="11pt" style:font-size-complex="11pt"/>
    </style:style>
    <style:style style:name="T67" style:family="text">
      <style:text-properties fo:font-variant="normal" fo:text-transform="none" fo:color="#008800" loext:opacity="100%" style:font-name="Times New Roman" fo:font-size="11pt" fo:letter-spacing="normal" fo:font-style="normal" fo:font-weight="bold" fo:background-color="#dcdcdc" loext:char-shading-value="0" style:font-size-asian="11pt" style:font-size-complex="11pt"/>
    </style:style>
    <style:style style:name="T68" style:family="text">
      <style:text-properties fo:font-variant="normal" fo:text-transform="none" fo:color="#008800" loext:opacity="100%" fo:font-size="11pt" fo:letter-spacing="normal" fo:font-style="normal" fo:font-weight="bold" style:font-size-asian="11pt" style:font-size-complex="11pt"/>
    </style:style>
    <style:style style:name="T69" style:family="text">
      <style:text-properties fo:font-variant="normal" fo:text-transform="none" fo:color="#008800" loext:opacity="100%" fo:font-size="11pt" fo:letter-spacing="normal" fo:font-style="normal" fo:font-weight="bold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8800" loext:opacity="100%" fo:font-size="11pt" fo:letter-spacing="normal" fo:font-style="normal" fo:font-weight="bold" fo:background-color="#dcdcdc" loext:char-shading-value="0" style:font-size-asian="11pt" style:font-size-complex="11pt"/>
    </style:style>
    <style:style style:name="T71" style:family="text">
      <style:text-properties fo:font-variant="normal" fo:text-transform="none" fo:color="#333333" loext:opacity="100%" style:font-name="Times New Roman" fo:font-size="11pt" fo:letter-spacing="normal" fo:font-style="normal" fo:font-weight="normal" style:font-size-asian="11pt" style:font-size-complex="11pt"/>
    </style:style>
    <style:style style:name="T72" style:family="text">
      <style:text-properties fo:font-variant="normal" fo:text-transform="none" fo:color="#333333" loext:opacity="100%" style:font-name="Times New Roman" fo:font-size="11pt" fo:letter-spacing="normal" fo:font-style="normal" fo:font-weight="normal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333333" loext:opacity="100%" fo:letter-spacing="normal" fo:font-style="normal" fo:font-weight="normal"/>
    </style:style>
    <style:style style:name="T74" style:family="text">
      <style:text-properties fo:font-variant="normal" fo:text-transform="none" fo:color="#333333" loext:opacity="100%" fo:font-size="11pt" fo:letter-spacing="normal" fo:font-style="normal" fo:font-weight="normal" style:font-size-asian="11pt" style:font-size-complex="11pt"/>
    </style:style>
    <style:style style:name="T75" style:family="text">
      <style:text-properties fo:font-variant="normal" fo:text-transform="none" fo:color="#333333" loext:opacity="100%" fo:font-size="11pt" fo:letter-spacing="normal" fo:font-style="normal" fo:font-weight="normal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646464" loext:opacity="100%" style:font-name="Open Sans" fo:font-size="12pt" fo:letter-spacing="normal" fo:font-style="normal" fo:font-weight="bold" fo:background-color="transparent" loext:char-shading-value="0"/>
    </style:style>
    <style:style style:name="T77" style:family="text">
      <style:text-properties fo:font-variant="normal" fo:text-transform="none" fo:color="#646464" loext:opacity="100%" fo:letter-spacing="normal" fo:font-style="normal" fo:font-weight="bold"/>
    </style:style>
    <style:style style:name="T78" style:family="text">
      <style:text-properties fo:font-variant="normal" fo:text-transform="none" fo:color="#646464" loext:opacity="100%" fo:letter-spacing="normal" fo:font-style="normal" fo:font-weight="bold" fo:background-color="#dcdcdc" loext:char-shading-value="0"/>
    </style:style>
    <style:style style:name="T79" style:family="text">
      <style:text-properties fo:font-variant="normal" fo:text-transform="none" fo:color="#646464" loext:opacity="100%" fo:letter-spacing="normal" fo:font-style="normal" fo:font-weight="bold" fo:background-color="transparent" loext:char-shading-value="0"/>
    </style:style>
    <style:style style:name="T80" style:family="text">
      <style:text-properties fo:font-variant="normal" fo:text-transform="none" fo:color="#646464" loext:opacity="100%" style:font-name="Times New Roman" fo:font-size="11pt" fo:letter-spacing="normal" fo:font-style="normal" fo:font-weight="bold" style:font-size-asian="11pt" style:font-size-complex="11pt"/>
    </style:style>
    <style:style style:name="T81" style:family="text">
      <style:text-properties fo:font-variant="normal" fo:text-transform="none" fo:color="#646464" loext:opacity="100%" style:font-name="Times New Roman" fo:font-size="11pt" fo:letter-spacing="normal" fo:font-style="normal" fo:font-weight="bold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646464" loext:opacity="100%" style:font-name="Times New Roman" fo:font-size="11pt" fo:letter-spacing="normal" fo:font-style="normal" fo:font-weight="bold" fo:background-color="#dcdcdc" loext:char-shading-value="0" style:font-size-asian="11pt" style:font-size-complex="11pt"/>
    </style:style>
    <style:style style:name="T83" style:family="text">
      <style:text-properties fo:font-variant="normal" fo:text-transform="none" fo:color="#646464" loext:opacity="100%" style:font-name="Times New Roman" fo:font-size="11pt" fo:letter-spacing="normal" fo:font-style="normal" fo:font-weight="bold" officeooo:rsid="00249f6c" fo:background-color="#dcdcdc" loext:char-shading-value="0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646464" loext:opacity="100%" fo:font-size="11pt" fo:letter-spacing="normal" fo:font-style="normal" fo:font-weight="bold" style:font-size-asian="11pt" style:font-size-complex="11pt"/>
    </style:style>
    <style:style style:name="T85" style:family="text">
      <style:text-properties fo:font-variant="normal" fo:text-transform="none" fo:color="#646464" loext:opacity="100%" fo:font-size="11pt" fo:letter-spacing="normal" fo:font-style="normal" fo:font-weight="bold" fo:background-color="#dcdcdc" loext:char-shading-value="0" style:font-size-asian="11pt" style:font-size-complex="11pt"/>
    </style:style>
    <style:style style:name="T86" style:family="text">
      <style:text-properties fo:font-variant="normal" fo:text-transform="none" fo:color="#646464" loext:opacity="100%" fo:font-size="11pt" fo:letter-spacing="normal" fo:font-style="normal" fo:font-weight="bold" officeooo:rsid="00249f6c" fo:background-color="#dcdcdc" loext:char-shading-value="0" style:font-size-asian="11pt" style:font-weight-asian="bold" style:font-size-complex="11pt" style:font-weight-complex="bold"/>
    </style:style>
    <style:style style:name="T87" style:family="text">
      <style:text-properties fo:font-variant="normal" fo:text-transform="none" fo:color="#646464" loext:opacity="100%" fo:font-size="11pt" fo:letter-spacing="normal" fo:font-style="normal" fo:font-weight="bold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font-size="11pt" fo:letter-spacing="normal" fo:font-style="normal" fo:font-weight="bold" style:font-size-asian="11pt" style:font-size-complex="11pt"/>
    </style:style>
    <style:style style:name="T89" style:family="text">
      <style:text-properties fo:font-variant="normal" fo:text-transform="none" fo:color="#000000" loext:opacity="100%" fo:font-size="11pt" fo:letter-spacing="normal" fo:font-style="normal" fo:font-weight="bold" style:font-size-asian="11pt" style:font-size-complex="11pt"/>
    </style:style>
    <style:style style:name="T90" style:family="text">
      <style:text-properties fo:font-variant="normal" fo:text-transform="none" fo:color="#000000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91" style:family="text">
      <style:text-properties fo:font-variant="normal" fo:text-transform="none" fo:color="#000000" loext:opacity="100%" fo:font-size="11pt" fo:letter-spacing="normal" fo:font-style="normal" style:font-size-asian="11pt" style:font-size-complex="11pt"/>
    </style:style>
    <style:style style:name="T92" style:family="text">
      <style:text-properties fo:font-variant="normal" fo:text-transform="none" fo:color="#000000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11pt" fo:letter-spacing="normal" fo:font-style="normal" fo:font-weight="bold" style:font-size-asian="11pt" style:font-size-complex="11pt"/>
    </style:style>
    <style:style style:name="T94" style:family="text">
      <style:text-properties fo:font-variant="normal" fo:text-transform="none" style:font-name="Times New Roman" fo:font-size="11pt" fo:letter-spacing="normal" fo:font-style="normal" fo:font-weight="bold" style:font-size-asian="11pt" style:font-size-complex="11pt"/>
    </style:style>
    <style:style style:name="T95" style:family="text">
      <style:text-properties fo:color="#008800" loext:opacity="100%" fo:font-weight="bold"/>
    </style:style>
    <style:style style:name="T96" style:family="text">
      <style:text-properties fo:color="#008800" loext:opacity="100%" fo:language="en" fo:country="US" fo:font-weight="bold" officeooo:rsid="001a3d19" style:font-name-asian="NSimSun1" style:font-name-complex="Liberation Mono"/>
    </style:style>
    <style:style style:name="T97" style:family="text">
      <style:text-properties fo:color="#008800" loext:opacity="100%" fo:language="en" fo:country="US" fo:font-weight="bold" officeooo:rsid="00254547"/>
    </style:style>
    <style:style style:name="T98" style:family="text">
      <style:text-properties fo:color="#008800" loext:opacity="100%" fo:language="en" fo:country="US" fo:font-weight="bold" officeooo:rsid="002758b7"/>
    </style:style>
    <style:style style:name="T99" style:family="text">
      <style:text-properties fo:color="#008800" loext:opacity="100%" fo:language="en" fo:country="US" officeooo:rsid="002758b7" style:font-weight-asian="normal" style:font-weight-complex="normal"/>
    </style:style>
    <style:style style:name="T100" style:family="text">
      <style:text-properties fo:color="#008800" loext:opacity="100%" fo:font-style="normal" fo:font-weight="bold"/>
    </style:style>
    <style:style style:name="T101" style:family="text">
      <style:text-properties fo:color="#333333" loext:opacity="100%"/>
    </style:style>
    <style:style style:name="T102" style:family="text">
      <style:text-properties fo:color="#aa6600" loext:opacity="100%"/>
    </style:style>
    <style:style style:name="T103" style:family="text">
      <style:text-properties fo:color="#0000dd" loext:opacity="100%" fo:font-weight="bold"/>
    </style:style>
    <style:style style:name="T104" style:family="text">
      <style:text-properties fo:color="#0000dd" loext:opacity="100%" fo:font-style="normal" fo:font-weight="bold"/>
    </style:style>
    <style:style style:name="T105" style:family="text">
      <style:text-properties style:font-name="Times New Roman" fo:font-size="11pt" fo:font-weight="normal" officeooo:rsid="001bbf04" style:font-size-asian="11pt" style:font-size-complex="11pt"/>
    </style:style>
    <style:style style:name="T106" style:family="text">
      <style:text-properties style:font-name="Times New Roman" fo:font-size="11pt" fo:font-weight="bold" officeooo:rsid="001bbf04" style:font-size-asian="11pt" style:font-size-complex="11pt"/>
    </style:style>
    <style:style style:name="T107" style:family="text">
      <style:text-properties style:font-name="Times New Roman" fo:font-size="11pt" fo:font-style="italic" officeooo:rsid="001bbf04" style:font-size-asian="11pt" style:font-size-complex="11pt"/>
    </style:style>
    <style:style style:name="T108" style:family="text">
      <style:text-properties fo:background-color="#fff0f0" loext:char-shading-value="0"/>
    </style:style>
    <style:style style:name="T109" style:family="text">
      <style:text-properties fo:color="#646464" loext:opacity="100%" style:font-name="Times New Roman" fo:font-size="11pt" fo:font-weight="bold" officeooo:rsid="001bbf04" style:font-size-asian="11pt" style:font-weight-asian="bold" style:font-size-complex="11pt" style:font-weight-complex="bold"/>
    </style:style>
    <style:style style:name="T110" style:family="text">
      <style:text-properties fo:color="#646464" loext:opacity="100%" fo:font-size="11pt" fo:font-weight="bold" officeooo:rsid="001bbf04" style:font-size-asian="11pt" style:font-weight-asian="bold" style:font-size-complex="11pt" style:font-weight-complex="bold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fo:font-weight="normal" officeooo:rsid="001bbf04" style:font-size-asian="11pt" style:font-size-complex="11pt"/>
    </style:style>
    <style:style style:name="T113" style:family="text">
      <style:text-properties fo:font-size="11pt" fo:font-weight="bold" officeooo:rsid="001bbf04" style:font-size-asian="11pt" style:font-size-complex="11pt"/>
    </style:style>
    <style:style style:name="T114" style:family="text">
      <style:text-properties fo:font-size="11pt" fo:font-style="italic" officeooo:rsid="001bbf04" style:font-size-asian="11pt" style:font-size-complex="11pt"/>
    </style:style>
    <style:style style:name="T115" style:family="text">
      <style:text-properties fo:color="#000000" loext:opacity="100%" fo:language="en" fo:country="US" officeooo:rsid="002758b7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1">ПРИМЕРЫ ЗАПРОСОВ В </text:span><text:span text:style-name="T9">MYSQL</text:span></text:p>
      <text:p text:style-name="P40"><text:span text:style-name="T15"><text:tab/>Если нам надо, чтобы применялось сразу несколько условий, мы можем соединять условия через </text:span><text:span text:style-name="Strong_20_Emphasis"><text:span text:style-name="T12">AND</text:span></text:span><text:span text:style-name="T15"> и </text:span><text:span text:style-name="Strong_20_Emphasis"><text:span text:style-name="T12">OR</text:span></text:span><text:span text:style-name="T15">. </text:span><text:span text:style-name="Strong_20_Emphasis"><text:span text:style-name="T12">AND</text:span></text:span><text:span text:style-name="T15"> значит, что надо, чтобы выполнялись оба условия, </text:span><text:span text:style-name="Strong_20_Emphasis"><text:span text:style-name="T12">OR</text:span></text:span><text:span text:style-name="T15"> — какое-то одно из них</text:span></text:p>
      <text:p text:style-name="P34"><text:span text:style-name="T4"/></text:p>
      <text:p text:style-name="P16"><text:span text:style-name="T95">SELECT</text:span> <text:span text:style-name="T101">*</text:span> <text:span text:style-name="T95">FROM</text:span> STUDENTS <text:span text:style-name="T95">WHERE</text:span> BIRTHDAY <text:span text:style-name="T101">&gt;=</text:span><text:span text:style-name="T102">"1990-01-01"</text:span> <text:span text:style-name="T95">and</text:span> COURSE <text:span text:style-name="T101">&lt;</text:span><text:span text:style-name="T103">3</text:span></text:p>
      <text:p text:style-name="P27"><text:span text:style-name="T111">- </text:span><text:span text:style-name="T38">Студенты 1990 года рождения и старше </text:span><text:span text:style-name="Strong_20_Emphasis"><text:span text:style-name="T49">И</text:span></text:span><text:span text:style-name="T38"> которые учатся на первом и втором курсе;</text:span></text:p>
      <text:p text:style-name="P28"><text:span text:style-name="T4"/></text:p>
      <text:p text:style-name="P16"><text:span text:style-name="T95">SELECT</text:span> <text:span text:style-name="T101">*</text:span> <text:span text:style-name="T95">FROM</text:span> STUDENTS <text:span text:style-name="T95">WHERE</text:span> CITY <text:span text:style-name="T101">=</text:span> <text:span text:style-name="T108">'Остергард'</text:span> <text:span text:style-name="T95">and</text:span> GENDER <text:span text:style-name="T101">=</text:span> <text:span text:style-name="T108">'f'</text:span> <text:span text:style-name="T95">and</text:span> COURSE <text:span text:style-name="T101">&gt;</text:span><text:span text:style-name="T103">3</text:span></text:p>
      <text:p text:style-name="P27"><text:span text:style-name="T38">- Студенты из Остергарда </text:span><text:span text:style-name="Strong_20_Emphasis"><text:span text:style-name="T49">И</text:span></text:span><text:span text:style-name="T38"> женского пола </text:span><text:span text:style-name="Strong_20_Emphasis"><text:span text:style-name="T49">И</text:span></text:span><text:span text:style-name="T38"> учащиеся от четвёртого курса и выше;</text:span></text:p>
      <text:p text:style-name="P28"><text:span text:style-name="T4"/></text:p>
      <text:p text:style-name="P27"><text:span text:style-name="Strong_20_Emphasis"><text:span text:style-name="T38">Обратите внимание на скобки в примере</text:span></text:span><text:span text:style-name="T38">: операции в скобках имеют приоритет, как в математике </text:span></text:p>
      <text:p text:style-name="P6"><text:span text:style-name="T95">SELECT</text:span> <text:span text:style-name="T101">*</text:span> <text:span text:style-name="T95">FROM</text:span> STUDENTS <text:span text:style-name="T95">WHERE</text:span> (CITY <text:span text:style-name="T101">=</text:span> <text:span text:style-name="T108">'Остергард'</text:span> <text:span text:style-name="T95">and</text:span> GENDER <text:span text:style-name="T101">=</text:span> <text:span text:style-name="T108">'f'</text:span>) <text:span text:style-name="T95">OR</text:span> (CITY <text:span text:style-name="T101">=</text:span> <text:span text:style-name="T108">'Лемуров'</text:span> <text:span text:style-name="T95">and</text:span> GENDER <text:span text:style-name="T101">=</text:span> <text:span text:style-name="T108">'m'</text:span>)</text:p>
      <text:p text:style-name="P30"><text:span text:style-name="T15">- Студенты из Остергарда </text:span><text:span text:style-name="Strong_20_Emphasis"><text:span text:style-name="T12">И</text:span></text:span><text:span text:style-name="T15"> женского пола </text:span><text:span text:style-name="Strong_20_Emphasis"><text:span text:style-name="T12">ИЛИ</text:span></text:span><text:span text:style-name="T15"> студенты из Лемурова </text:span><text:span text:style-name="Strong_20_Emphasis"><text:span text:style-name="T12">И</text:span></text:span><text:span text:style-name="T15"> мужского пола.</text:span></text:p>
      <text:p text:style-name="P30"><text:span text:style-name="T15"/></text:p>
      <text:h text:style-name="P1" text:outline-level="2"><text:span text:style-name="Strong_20_Emphasis"><text:span text:style-name="T90">Работаем с диапазонами</text:span></text:span></text:h>
      <text:p text:style-name="P30"><text:span text:style-name="T37">Ч</text:span><text:span text:style-name="T15">то делать, если надо получить значения в диапазоне? Писать много </text:span><text:span text:style-name="Strong_20_Emphasis"><text:span text:style-name="T15">AND</text:span></text:span><text:span text:style-name="T15"> и </text:span><text:span text:style-name="Strong_20_Emphasis"><text:span text:style-name="T15">OR</text:span></text:span><text:span text:style-name="T15">? Нет, для диапазонов есть </text:span><text:span text:style-name="Strong_20_Emphasis"><text:span text:style-name="T12">BETWEEN</text:span></text:span><text:span text:style-name="T15"> (Значение 1) </text:span><text:span text:style-name="Strong_20_Emphasis"><text:span text:style-name="T12">AND</text:span></text:span><text:span text:style-name="T15"> (Значение 2) — позволяет получить значения </text:span><text:span text:style-name="Emphasis"><text:span text:style-name="T26">от</text:span></text:span><text:span text:style-name="T15"> и </text:span><text:span text:style-name="Emphasis"><text:span text:style-name="T26">до</text:span></text:span><text:span text:style-name="T15">.</text:span></text:p>
      <text:p text:style-name="P45"><text:span text:style-name="Strong_20_Emphasis"><text:span text:style-name="T12">IN</text:span></text:span><text:span text:style-name="T15"> (Значение А, Значение К, Значение Ю) — позволяет получить значения из неупорядоченного списка в скобках (значения разделяются запятыми).</text:span></text:p>
      <text:p text:style-name="P6"><text:span text:style-name="T95">SELECT</text:span> <text:span text:style-name="T101">*</text:span> <text:span text:style-name="T95">FROM</text:span> LECTURERS <text:span text:style-name="T95">WHERE</text:span> CITY <text:span text:style-name="T95">IN</text:span> (<text:span text:style-name="T108">'Колымагиновск'</text:span>, <text:span text:style-name="T108">'Лемуров'</text:span>, <text:span text:style-name="T108">'Хобитов'</text:span>)</text:p>
      <text:p text:style-name="P6"><text:s text:c="2"/>-Список преподавателей из городов Колымагиновск, Лемуров, Хобитов;</text:p>
      <text:p text:style-name="P6"/>
      <text:p text:style-name="P6"><text:span text:style-name="T95">SELECT</text:span> <text:span text:style-name="T101">*</text:span> <text:span text:style-name="T95">FROM</text:span> STUDENTS <text:span text:style-name="T95">WHERE</text:span> STIPEND <text:span text:style-name="T95">BETWEEN</text:span> <text:span text:style-name="T103">650</text:span> <text:span text:style-name="T95">and</text:span> <text:span text:style-name="T103">750</text:span></text:p>
      <text:p text:style-name="P28"><text:span text:style-name="T4">- Студенты со стипендией от 650 до 750 флоринов;</text:span></text:p>
      <text:p text:style-name="P28"><text:span text:style-name="T4"/></text:p>
      <text:p text:style-name="P27"><text:span text:style-name="T38">Конечно же, диапазоны можно исключать. Для этого используется слово </text:span><text:span text:style-name="Strong_20_Emphasis"><text:span text:style-name="T38">NOT</text:span></text:span><text:span text:style-name="T38"> перед </text:span><text:span text:style-name="Strong_20_Emphasis"><text:span text:style-name="T38">BETWEEN</text:span></text:span><text:span text:style-name="T38"> или</text:span><text:span text:style-name="Strong_20_Emphasis"><text:span text:style-name="T53"> </text:span></text:span><text:span text:style-name="Strong_20_Emphasis"><text:span text:style-name="T38">IN</text:span></text:span><text:span text:style-name="T38"> </text:span></text:p>
      <text:p text:style-name="P28"><text:span text:style-name="T4"/></text:p>
      <text:p text:style-name="P6"><text:span text:style-name="T95">SELECT</text:span> <text:span text:style-name="T101">*</text:span> <text:span text:style-name="T95">FROM</text:span> LECTURERS <text:span text:style-name="T95">WHERE</text:span> CITY <text:span text:style-name="T95">NOT</text:span> <text:span text:style-name="T95">IN</text:span> (<text:span text:style-name="T108">'Колымагиновск'</text:span>, <text:span text:style-name="T108">'Лемуров'</text:span>, <text:span text:style-name="T108">'Хобитов'</text:span>)</text:p>
      <text:p text:style-name="P33"><text:span text:style-name="T38"><text:s/>- Список преподавателей </text:span><text:span text:style-name="Strong_20_Emphasis"><text:span text:style-name="T49">НЕ</text:span></text:span><text:span text:style-name="T38"> из городов Колымагиновск, Лемуров, Хобитов;</text:span></text:p>
      <text:p text:style-name="P6"><text:span text:style-name="T95">SELECT</text:span> <text:span text:style-name="T101">*</text:span> <text:span text:style-name="T95">FROM</text:span> STUDENTS <text:span text:style-name="T95">WHERE</text:span> STIPEND <text:span text:style-name="T95">NOT</text:span> <text:span text:style-name="T95">BETWEEN</text:span> <text:span text:style-name="T103">700</text:span> <text:span text:style-name="T95">and</text:span> <text:span text:style-name="T103">800</text:span></text:p>
      <text:p text:style-name="P28"><text:span text:style-name="T4">- Студенты со стипендией вне суммы от 700 до 800 флоринов.</text:span></text:p>
      <text:p text:style-name="P28"><text:span text:style-name="T4"/></text:p>
      <text:h text:style-name="P1" text:outline-level="2"><text:span text:style-name="Strong_20_Emphasis"><text:span text:style-name="T89">Ставь LIKE, если хочешь найти данные по фрагменту</text:span></text:span></text:h>
      <text:p text:style-name="P33"><text:span text:style-name="T38"><text:tab/>Бывает, что нам точно известна лишь часть данных. В синтаксиcе </text:span><text:span text:style-name="Emphasis"><text:span text:style-name="T55">SQL</text:span></text:span><text:span text:style-name="T38"> об этом позаботились и дали нам оператор </text:span><text:span text:style-name="Strong_20_Emphasis"><text:span text:style-name="T49">LIKE</text:span></text:span><text:span text:style-name="T38"> и два подстановочных знака к нему — </text:span><text:span text:style-name="Strong_20_Emphasis"><text:span text:style-name="T49">%</text:span></text:span><text:span text:style-name="T38"> и </text:span><text:span text:style-name="Strong_20_Emphasis"><text:span text:style-name="T49">_.</text:span></text:span></text:p>
      <text:p text:style-name="P47"><text:span text:style-name="T15">Что же найдёт нам </text:span><text:span text:style-name="Strong_20_Emphasis"><text:span text:style-name="T12">LIKE</text:span></text:span><text:span text:style-name="T15">? Посмотрим на примере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603092753376">
          <table:table-cell table:style-name="Таблица1.A1" office:value-type="string">
            <text:p text:style-name="P32">“мур%”</text:p>
          </table:table-cell>
          <table:table-cell table:style-name="Таблица1.A1" office:value-type="string">
            <text:p text:style-name="P32">Все слова, начинающиеся с “мур”, независимо от длинны — просто “мур”, “Мурка”, “Муренка”, “Муралы”.</text:p>
          </table:table-cell>
        </table:table-row>
        <table:table-row table:style-name="TableLine2603092753376">
          <table:table-cell table:style-name="Таблица1.A1" office:value-type="string">
            <text:p text:style-name="P32">“%ова”</text:p>
          </table:table-cell>
          <table:table-cell table:style-name="Таблица1.A1" office:value-type="string">
            <text:p text:style-name="P32">Все слова, заканчивающиеся, на “ова” из базы — просто “ова”, “сова”, “Смирнова”, “Петрова”, “корова”, “хренова”.</text:p>
          </table:table-cell>
        </table:table-row>
        <text:soft-page-break/>
        <table:table-row table:style-name="TableLine2603092753376">
          <table:table-cell table:style-name="Таблица1.A1" office:value-type="string">
            <text:p text:style-name="P32">“%нот%”</text:p>
          </table:table-cell>
          <table:table-cell table:style-name="Таблица1.A1" office:value-type="string">
            <text:p text:style-name="P32">Все слова, в которых есть “нот”, и не важно где: “Нота”, “енот”, “банкнота”.</text:p>
            <text:p text:style-name="P32">Вариант “%(кусок нужного)%, как правило, используют чаще всего.</text:p>
          </table:table-cell>
        </table:table-row>
        <table:table-row table:style-name="TableLine2603092753376">
          <table:table-cell table:style-name="Таблица1.A1" office:value-type="string">
            <text:p text:style-name="P32">“гра_”</text:p>
          </table:table-cell>
          <table:table-cell table:style-name="Таблица1.A1" office:value-type="string">
            <text:p text:style-name="P32">Находит “гра” и один дополнительный символ: “граф”, “град”.</text:p>
            <text:p text:style-name="P32">Не найдёт “граната” или просто “гра”.</text:p>
          </table:table-cell>
        </table:table-row>
        <table:table-row table:style-name="TableLine2603092753376">
          <table:table-cell table:style-name="Таблица1.A1" office:value-type="string">
            <text:p text:style-name="P32">“_лок”</text:p>
          </table:table-cell>
          <table:table-cell table:style-name="Таблица1.A1" office:value-type="string">
            <text:p text:style-name="P32">Найдёт “блок”, “клок” и т. п.</text:p>
          </table:table-cell>
        </table:table-row>
      </table:table>
      <text:p text:style-name="P28"><text:span text:style-name="T4"/></text:p>
      <text:p text:style-name="P9"><text:span text:style-name="T95">SELECT</text:span><text:span text:style-name="T101">*</text:span><text:span text:style-name="T95">from</text:span><text:span text:style-name="T3"> STUDENTS </text:span><text:span text:style-name="T95">WHERE</text:span><text:span text:style-name="T3"> NAME </text:span><text:span text:style-name="T95">LIKE</text:span><text:span text:style-name="T3"> </text:span><text:span text:style-name="T102">"Дани_"</text:span></text:p>
      <text:p text:style-name="P28"><text:span text:style-name="T4"/></text:p>
      <text:p text:style-name="P9"><text:span text:style-name="T95">SELECT</text:span><text:span text:style-name="T101">*</text:span><text:span text:style-name="T95">from</text:span><text:span text:style-name="T3"> STUDENTS </text:span><text:span text:style-name="T95">WHERE</text:span><text:span text:style-name="T3"> NAME </text:span><text:span text:style-name="T95">LIKE</text:span><text:span text:style-name="T3"> </text:span><text:span text:style-name="T102">"Дани%"</text:span></text:p>
      <text:p text:style-name="P9"><text:span text:style-name="T102"/></text:p>
      <text:h text:style-name="P3" text:outline-level="2">12.С.4. Уменьшить, посчитать, упорядочить — миссия выполнима</text:h>
      <text:p text:style-name="P9"><text:span text:style-name="T102"/></text:p>
      <text:p text:style-name="P27"><text:span text:style-name="T38">Оператор</text:span><text:span text:style-name="T50"> </text:span><text:span text:style-name="Strong_20_Emphasis"><text:span text:style-name="T50">DISTINCT</text:span></text:span><text:span text:style-name="T38"> </text:span><text:span text:style-name="T39">(изъятие) </text:span><text:span text:style-name="T38">убирает все повторяющиеся строки и </text:span><text:span text:style-name="Strong_20_Emphasis"><text:span text:style-name="T38">не изменяет</text:span></text:span><text:span text:style-name="T38"> порядок данных. </text:span></text:p>
      <text:p text:style-name="P7"><text:span text:style-name="T95">SELECT</text:span> </text:p>
      <text:p text:style-name="P7"><text:span text:style-name="T95">DISTINCT</text:span> CITY </text:p>
      <text:p text:style-name="P7"><text:span text:style-name="T95">FROM</text:span> </text:p>
      <text:p text:style-name="P7">STUDENTS</text:p>
      <text:p text:style-name="P28"><text:span text:style-name="T4">- </text:span><text:span text:style-name="T5">в</text:span><text:span text:style-name="T4">ыв</text:span><text:span text:style-name="T10">одит</text:span><text:span text:style-name="T4"> список городов, из которых приехали студенты, без дублирования названий городов.</text:span></text:p>
      <table:table table:name="Таблица2" table:style-name="Таблица2">
        <table:table-column table:style-name="Таблица2.A"/>
        <table:table-row table:style-name="TableLine2603599927232">
          <table:table-cell table:style-name="Таблица2.A1" office:value-type="string">
            <text:p text:style-name="P31"><text:span text:style-name="Strong_20_Emphasis"><text:span text:style-name="T38">Ещё один важный момент:</text:span></text:span><text:span text:style-name="T57"> </text:span><text:span text:style-name="T38">«звёздочка» в операциях «изъятия» не используется.</text:span><text:span text:style-name="T111"> </text:span></text:p>
          </table:table-cell>
        </table:table-row>
      </table:table>
      <text:p text:style-name="P6"><text:span text:style-name="T4"/></text:p>
      <text:p text:style-name="P6"><text:span text:style-name="T95">SELECT</text:span> <text:span text:style-name="T95">DISTINCT</text:span> ID, CITY <text:span text:style-name="T95">FROM</text:span> STUDENTS</text:p>
      <text:p text:style-name="P28"><text:span text:style-name="T4"/></text:p>
      <text:p text:style-name="P27"><text:span text:style-name="T38">Оператор </text:span><text:span text:style-name="Strong_20_Emphasis"><text:span text:style-name="T38">ORDER BY</text:span></text:span><text:span text:style-name="T38"> не убирает повторяющиеся данные, но сортирует их</text:span></text:p>
      <text:p text:style-name="P28"><text:span text:style-name="T4"/></text:p>
      <text:p text:style-name="P8"><text:span text:style-name="T95">SELECT</text:span> CITY <text:span text:style-name="T95">FROM</text:span> STUDENTS <text:span text:style-name="T95">ORDER</text:span> <text:span text:style-name="T95">BY</text:span> CITY</text:p>
      <text:p text:style-name="P28"><text:span text:style-name="T4"><text:s/>- Выведет города по алфавиту от A, но с дубликатами.</text:span></text:p>
      <text:p text:style-name="P8"><text:span text:style-name="T95">SELECT</text:span> <text:span text:style-name="T95">DISTINCT</text:span> CITY <text:span text:style-name="T95">FROM</text:span> STUDENTS <text:span text:style-name="T95">ORDER</text:span> <text:span text:style-name="T95">BY</text:span> CITY</text:p>
      <text:p text:style-name="P30"><text:span text:style-name="T15">- Выведет города по алфавиту от </text:span><text:span text:style-name="Emphasis"><text:span text:style-name="T26">А</text:span></text:span><text:span text:style-name="T15">, без дублирования.</text:span></text:p>
      <text:p text:style-name="P29"><text:span text:style-name="T38"/></text:p>
      <text:p text:style-name="P27"><text:span text:style-name="T38"><text:tab/>Сортировка возможна в обратном порядке (по убыванию) при помощи добавочного оператора </text:span><text:span text:style-name="Strong_20_Emphasis"><text:span text:style-name="T38">DESC</text:span></text:span><text:span text:style-name="T38"> (а если очень надо указать сортировку по возрастанию, то используется добавочный оператор </text:span><text:span text:style-name="Strong_20_Emphasis"><text:span text:style-name="T38">ASC</text:span></text:span><text:span text:style-name="T38">). </text:span></text:p>
      <text:p text:style-name="P27"><text:span text:style-name="T38"/></text:p>
      <text:p text:style-name="P6"><text:span text:style-name="T95">SELECT</text:span> <text:span text:style-name="T95">DISTINCT</text:span> COURSE <text:span text:style-name="T95">FROM</text:span> STUDENTS <text:span text:style-name="T95">ORDER</text:span> <text:span text:style-name="T95">BY</text:span> COURSE <text:span text:style-name="T95">DESC</text:span></text:p>
      <text:p text:style-name="P28"><text:span text:style-name="T4">- Список всех курсов по убыванию;</text:span></text:p>
      <text:p text:style-name="P28"><text:span text:style-name="T4"/></text:p>
      <text:p text:style-name="P6"><text:span text:style-name="T95">SELECT</text:span> <text:span text:style-name="T101">*</text:span> <text:span text:style-name="T95">FROM</text:span> STUDENTS <text:span text:style-name="T95">ORDER</text:span> <text:span text:style-name="T95">BY</text:span> SURNAME</text:p>
      <text:p text:style-name="P38">Список студентов в алфавитном порядке;</text:p>
      <text:p text:style-name="P6"><text:span text:style-name="T95">SELECT</text:span> COURSE, CITY <text:span text:style-name="T95">FROM</text:span> STUDENTS <text:span text:style-name="T95">WHERE</text:span> CITY <text:span text:style-name="T101">=</text:span> <text:span text:style-name="T108">'Айфончиков'</text:span> <text:span text:style-name="T95">ORDER</text:span> <text:span text:style-name="T95">BY</text:span> COURSE</text:p>
      <text:p text:style-name="P28"><text:span text:style-name="T4">- С какого по какой курс учатся студенты города Айфончиков?;</text:span></text:p>
      <text:p text:style-name="P28"><text:span text:style-name="T4"/></text:p>
      <text:p text:style-name="P5"><text:span text:style-name="T64">SELECT</text:span><text:span text:style-name="T4"> </text:span><text:span text:style-name="T64">DISTINCT</text:span><text:span text:style-name="T4"> GENDER, STIPEND </text:span><text:span text:style-name="T64">FROM</text:span><text:span text:style-name="T4"> STUDENTS </text:span><text:span text:style-name="T64">WHERE</text:span><text:span text:style-name="T4"> GENDER </text:span><text:span text:style-name="T73">=</text:span><text:span text:style-name="T4"> 'f' </text:span><text:span text:style-name="T64">ORDER</text:span><text:span text:style-name="T4"> </text:span><text:span text:style-name="T64">BY</text:span><text:span text:style-name="T4"> STIPEND </text:span><text:span text:style-name="T64">DESC</text:span></text:p>
      <text:p text:style-name="P5"><text:span text:style-name="T64"/></text:p>
      <text:p text:style-name="P5"><text:span text:style-name="T4">- запрос, который выведет список студентов женского пола со стипендией от большей к меньшей без дублирования данных. Необходимо вывести пол и размер стипендии. Должно выйти семь строк и два столбца.</text:span></text:p>
      <text:h text:style-name="P4" text:outline-level="2"><text:soft-page-break/><text:span text:style-name="Strong_20_Emphasis"><text:span text:style-name="T93">Группируем и получаем дополнительные данные</text:span></text:span></text:h>
      <text:p text:style-name="P39"><text:span text:style-name="Strong_20_Emphasis"><text:span text:style-name="T80"/></text:span></text:p>
      <text:p text:style-name="P41"><text:span text:style-name="T15">Если </text:span><text:span text:style-name="Strong_20_Emphasis"><text:span text:style-name="T18">DISTINCT</text:span></text:span><text:span text:style-name="T18"> </text:span><text:span text:style-name="T15">просто убирает повторения, то </text:span><text:span text:style-name="Strong_20_Emphasis"><text:span text:style-name="T12">GROUP BY</text:span></text:span><text:span text:style-name="T15"> запоминает, где и сколько данных было убрано.</text:span></text:p>
      <text:p text:style-name="P47"><text:span text:style-name="T15">С </text:span><text:span text:style-name="Strong_20_Emphasis"><text:span text:style-name="T12">GROUP BY</text:span></text:span><text:span text:style-name="T15"> часто используют агрегатные функции:</text:span></text:p>
      <text:list xml:id="list651899261" text:style-name="L12">
        <text:list-item>
          <text:p text:style-name="P44"><text:span text:style-name="Strong_20_Emphasis"><text:span text:style-name="T12">SUM</text:span></text:span><text:span text:style-name="T15"> (столбец);</text:span></text:p>
        </text:list-item>
        <text:list-item>
          <text:p text:style-name="P52"><text:span text:style-name="Strong_20_Emphasis"><text:span text:style-name="T12">MIN</text:span></text:span><text:span text:style-name="T15"> (столбец);</text:span></text:p>
        </text:list-item>
        <text:list-item>
          <text:p text:style-name="P52"><text:span text:style-name="Strong_20_Emphasis"><text:span text:style-name="T12">MAX </text:span></text:span><text:span text:style-name="T15">(столбец);</text:span></text:p>
        </text:list-item>
        <text:list-item>
          <text:p text:style-name="P52"><text:span text:style-name="Strong_20_Emphasis"><text:span text:style-name="T12">AVG</text:span></text:span><text:span text:style-name="T15"> (столбец);</text:span></text:p>
        </text:list-item>
        <text:list-item>
          <text:p text:style-name="P53"><text:span text:style-name="Strong_20_Emphasis"><text:span text:style-name="T12">COUNT</text:span></text:span><text:span text:style-name="T15"> (столбец).</text:span></text:p>
        </text:list-item>
      </text:list>
      <text:p text:style-name="P38"/>
      <text:p text:style-name="P17"><text:span text:style-name="T95">SELECT</text:span> <text:span text:style-name="T95">SUM</text:span>(STIPEND) <text:span text:style-name="T95">FROM</text:span> STUDENTS</text:p>
      <text:list xml:id="list419330598" text:style-name="L14">
        <text:list-item>
          <text:p text:style-name="P48">Сумма стипендии студентов по городам;</text:p>
        </text:list-item>
      </text:list>
      <text:p text:style-name="P17"><text:span text:style-name="T95">SELECT</text:span> <text:span text:style-name="T95">SUM</text:span>(STIPEND), CITY <text:span text:style-name="T95">FROM</text:span> STUDENTS <text:span text:style-name="T95">GROUP</text:span> <text:span text:style-name="T95">by</text:span> CITY</text:p>
      <text:list xml:id="list4129198133" text:style-name="L15">
        <text:list-item>
          <text:p text:style-name="P49">Сумма стипендии студентов по городам + сортировка по сумме;</text:p>
        </text:list-item>
      </text:list>
      <text:p text:style-name="P17"><text:span text:style-name="T95">SELECT</text:span> <text:span text:style-name="T95">SUM</text:span>(STIPEND), city <text:span text:style-name="T95">FROM</text:span> STUDENTS <text:span text:style-name="T95">GROUP</text:span> <text:span text:style-name="T95">by</text:span> city <text:span text:style-name="T95">ORDER</text:span> <text:span text:style-name="T95">BY</text:span> <text:span text:style-name="T95">SUM</text:span>(STIPEND)</text:p>
      <text:list xml:id="list1538440535" text:style-name="L16">
        <text:list-item>
          <text:p text:style-name="P50">Максимальная сумма стипендии у студентов женского и мужского пола;</text:p>
        </text:list-item>
      </text:list>
      <text:p text:style-name="P17"><text:span text:style-name="T95">SELECT</text:span> <text:span text:style-name="T95">MAX</text:span>(STIPEND), GENDER <text:span text:style-name="T95">FROM</text:span> STUDENTS <text:span text:style-name="T95">GROUP</text:span> <text:span text:style-name="T95">by</text:span> GENDER</text:p>
      <text:list xml:id="list2051399287" text:style-name="L17">
        <text:list-item>
          <text:p text:style-name="P51">Сколько студентов из каждого города (от меньшего к большему)?;</text:p>
        </text:list-item>
      </text:list>
      <text:p text:style-name="P17"><text:span text:style-name="T95">SELECT</text:span> <text:span text:style-name="T95">COUNT</text:span>(city), city <text:span text:style-name="T95">FROM</text:span> STUDENTS <text:span text:style-name="T95">GROUP</text:span> <text:span text:style-name="T95">by</text:span> city <text:span text:style-name="T95">order</text:span> <text:span text:style-name="T95">by</text:span> <text:span text:style-name="T95">COUNT</text:span>(city)</text:p>
      <text:p text:style-name="P38">Сколько студентов из каждого города (от меньшего к большему)?;</text:p>
      <text:p text:style-name="P28"><text:span text:style-name="T4"/></text:p>
      <text:p text:style-name="P6"><text:span text:style-name="T95">SELECT</text:span> <text:span text:style-name="T96">COUNT </text:span>(CITY) <text:span text:style-name="T95">from</text:span> LECTURERS <text:span text:style-name="T95">WHERE</text:span> CITY <text:span text:style-name="T101">=</text:span> <text:span text:style-name="T102">"Остергард"</text:span></text:p>
      <text:p text:style-name="P30"><text:span text:style-name="T15"><text:s/>запрос, который выдаёт число преподавателей (</text:span><text:span text:style-name="Source_20_Text"><text:span text:style-name="T20">LECTURERS</text:span></text:span><text:span text:style-name="T15">) из г. Остергард;</text:span></text:p>
      <text:p text:style-name="P28"><text:span text:style-name="T4"/></text:p>
      <text:p text:style-name="P6"><text:span text:style-name="T95">SELECT</text:span> <text:span text:style-name="T95">MIN</text:span>(RATING) <text:span text:style-name="T95">FROM</text:span> UNIVERSITIES <text:span text:style-name="T95">WHERE</text:span> CITY <text:span text:style-name="T101">=</text:span> <text:span text:style-name="T102">"Зернотаун"</text:span> <text:span text:style-name="T95">OR</text:span> CITY <text:span text:style-name="T101">=</text:span> <text:span text:style-name="T102">"Лемуров"</text:span> <text:span text:style-name="T95">OR</text:span> CITY <text:span text:style-name="T101">=</text:span> <text:span text:style-name="T102">"Хобитов"</text:span></text:p>
      <text:p text:style-name="P28">- <text:span text:style-name="T4">запрос, который выведет минимальный рейтинг в таблице университетов для городов Зернотаун, Лемуров, Хобитов.</text:span></text:p>
      <text:h text:style-name="P2" text:outline-level="2"><text:span text:style-name="T8">12.С.5. Соединение таблиц через JOIN</text:span></text:h>
      <text:p text:style-name="P36"><text:span text:style-name="Strong_20_Emphasis"><text:span text:style-name="T105"/></text:span></text:p>
      <text:p text:style-name="P37"><text:span text:style-name="Strong_20_Emphasis"><text:span text:style-name="T109"><text:tab/>JOIN</text:span></text:span><text:span text:style-name="Strong_20_Emphasis"><text:span text:style-name="T106"> — </text:span></text:span><text:span text:style-name="Strong_20_Emphasis"><text:span text:style-name="T105">это оператор </text:span></text:span><text:span text:style-name="Emphasis"><text:span text:style-name="T107">SQL</text:span></text:span><text:span text:style-name="Strong_20_Emphasis"><text:span text:style-name="T105">, который позволяет соединять таблицы по условию.</text:span></text:span></text:p>
      <table:table table:name="Таблица3" table:style-name="Таблица3">
        <table:table-column table:style-name="Таблица3.A"/>
        <table:table-row table:style-name="TableLine2603383181424">
          <table:table-cell table:style-name="Таблица3.A1" office:value-type="string">
            <text:p text:style-name="P11"><text:span text:style-name="Strong_20_Emphasis"><text:span text:style-name="T65">SELECT</text:span></text:span></text:p>
            <text:p text:style-name="P20"><text:s text:c="8"/><text:span text:style-name="T1">столбец</text:span><text:span text:style-name="T104">1</text:span><text:span text:style-name="T1">,</text:span></text:p>
            <text:p text:style-name="P20"><text:s text:c="8"/><text:span text:style-name="T1">столбец</text:span><text:span text:style-name="T104">2</text:span><text:span text:style-name="T1">,</text:span></text:p>
            <text:p text:style-name="P20"><text:s text:c="8"/><text:span text:style-name="T1">...</text:span></text:p>
            <text:p text:style-name="P25">FROM</text:p>
            <text:p text:style-name="P20"><text:s text:c="8"/><text:span text:style-name="T1">таблица_а</text:span></text:p>
            <text:p text:style-name="P22"><text:span text:style-name="T95">JOIN</text:span> таблица_б <text:span text:style-name="T95">ON</text:span> условие</text:p>
          </table:table-cell>
        </table:table-row>
      </table:table>
      <text:p text:style-name="P41"><text:span text:style-name="Strong_20_Emphasis"><text:span text:style-name="T80"/></text:span></text:p>
      <text:p text:style-name="P41"><text:span text:style-name="Strong_20_Emphasis"><text:span text:style-name="T15"><text:tab/>Зачастую названия таблиц слишком длинные, так что использовать их неудобно. </text:span></text:span><text:span text:style-name="T15">Упростить обращение к различным таблицам можно, присвоив им сокращённые названия — </text:span><text:span text:style-name="Strong_20_Emphasis"><text:span text:style-name="T12">алиасы</text:span></text:span><text:span text:style-name="T15"> (от англ. </text:span><text:span text:style-name="Emphasis"><text:span text:style-name="T26">Alias</text:span></text:span><text:span text:style-name="T15">)</text:span><text:span text:style-name="T28">:</text:span></text:p>
      <table:table table:name="Таблица4" table:style-name="Таблица4">
        <table:table-column table:style-name="Таблица4.A"/>
        <text:soft-page-break/>
        <table:table-row table:style-name="TableLine2603383158304">
          <table:table-cell table:style-name="Таблица4.A1" office:value-type="string">
            <text:p text:style-name="P10">SELECT</text:p>
            <text:p text:style-name="P19"><text:s text:c="8"/><text:span text:style-name="T1">столбец</text:span><text:span text:style-name="T104">1</text:span><text:span text:style-name="T1">,</text:span></text:p>
            <text:p text:style-name="P19"><text:s text:c="8"/><text:span text:style-name="T1">столбец2,</text:span></text:p>
            <text:p text:style-name="P19"><text:s text:c="8"/><text:span text:style-name="T1">...</text:span></text:p>
            <text:p text:style-name="P24">FROM</text:p>
            <text:p text:style-name="P19"><text:s text:c="8"/><text:span text:style-name="T1">таблица</text:span><text:span text:style-name="T104">1</text:span><text:span text:style-name="T1"> </text:span><text:span text:style-name="T100">AS</text:span><text:span text:style-name="T1"> короткое_название_1</text:span></text:p>
            <text:p text:style-name="P26"><text:span text:style-name="T64">JOIN</text:span><text:span text:style-name="T4"> таблица2 </text:span><text:span text:style-name="T64">AS</text:span><text:span text:style-name="T4"> короткое_название_2 </text:span><text:span text:style-name="T64">ON</text:span><text:span text:style-name="T4"> условие</text:span></text:p>
          </table:table-cell>
        </table:table-row>
      </table:table>
      <text:p text:style-name="P41"><text:span text:style-name="Strong_20_Emphasis"><text:span text:style-name="T80"/></text:span></text:p>
      <text:p text:style-name="P12"><text:span text:style-name="Strong_20_Emphasis"><text:span text:style-name="T65">SELECT</text:span></text:span><text:span text:style-name="Strong_20_Emphasis"><text:span text:style-name="T15"> SURNAME, COURSE, UNIVERSITIES.</text:span></text:span><text:span text:style-name="Strong_20_Emphasis"><text:span text:style-name="T71">`</text:span></text:span><text:span text:style-name="Strong_20_Emphasis"><text:span text:style-name="T15">NAME</text:span></text:span><text:span text:style-name="Strong_20_Emphasis"><text:span text:style-name="T71">`</text:span></text:span><text:span text:style-name="Strong_20_Emphasis"><text:span text:style-name="T15"> </text:span></text:span><text:span text:style-name="Strong_20_Emphasis"><text:span text:style-name="T65">as</text:span></text:span><text:span text:style-name="Strong_20_Emphasis"><text:span text:style-name="T15"> </text:span></text:span><text:span text:style-name="Strong_20_Emphasis"><text:span text:style-name="T71">`</text:span></text:span><text:span text:style-name="Strong_20_Emphasis"><text:span text:style-name="T15">Unm</text:span></text:span><text:span text:style-name="Strong_20_Emphasis"><text:span text:style-name="T71">`</text:span></text:span><text:span text:style-name="Strong_20_Emphasis"><text:span text:style-name="T15"> </text:span></text:span></text:p>
      <text:p text:style-name="P12"><text:span text:style-name="Strong_20_Emphasis"><text:span text:style-name="T65">FROM</text:span></text:span><text:span text:style-name="Strong_20_Emphasis"><text:span text:style-name="T15"> STUDENTS </text:span></text:span></text:p>
      <text:p text:style-name="P13"><text:span text:style-name="Strong_20_Emphasis"><text:span text:style-name="T65">JOIN</text:span></text:span><text:span text:style-name="Strong_20_Emphasis"><text:span text:style-name="T15"> UNIVERSITIES </text:span></text:span><text:span text:style-name="Strong_20_Emphasis"><text:span text:style-name="T65">on</text:span></text:span><text:span text:style-name="Strong_20_Emphasis"><text:span text:style-name="T15"> UNIV_ID </text:span></text:span><text:span text:style-name="Strong_20_Emphasis"><text:span text:style-name="T71">=</text:span></text:span><text:span text:style-name="Strong_20_Emphasis"><text:span text:style-name="T15"> UNIVERSITIES.id </text:span></text:span></text:p>
      <text:p text:style-name="P13"><text:span text:style-name="Strong_20_Emphasis"><text:span text:style-name="T65">order</text:span></text:span><text:span text:style-name="Strong_20_Emphasis"><text:span text:style-name="T15"> </text:span></text:span><text:span text:style-name="Strong_20_Emphasis"><text:span text:style-name="T65">by</text:span></text:span><text:span text:style-name="Strong_20_Emphasis"><text:span text:style-name="T15"> Unm</text:span></text:span></text:p>
      <text:p text:style-name="P41"><text:span text:style-name="Strong_20_Emphasis"><text:span text:style-name="T80">- </text:span></text:span><text:span text:style-name="Strong_20_Emphasis"><text:span text:style-name="T19">в</text:span></text:span><text:span text:style-name="Strong_20_Emphasis"><text:span text:style-name="T15">ыводит фамилию, курс и название университета, где учится студент.</text:span></text:span></text:p>
      <text:p text:style-name="P13"><text:span text:style-name="Strong_20_Emphasis"><text:span text:style-name="T65">SELECT</text:span></text:span><text:span text:style-name="Strong_20_Emphasis"><text:span text:style-name="T15"> SURNAME </text:span></text:span><text:span text:style-name="Strong_20_Emphasis"><text:span text:style-name="T65">as</text:span></text:span><text:span text:style-name="Strong_20_Emphasis"><text:span text:style-name="T15"> `</text:span></text:span><text:span text:style-name="Strong_20_Emphasis"><text:span text:style-name="T21">Фамилия преподавателя`</text:span></text:span><text:span text:style-name="Strong_20_Emphasis"><text:span text:style-name="T15">, </text:span></text:span></text:p>
      <text:p text:style-name="P13"><text:span text:style-name="Strong_20_Emphasis"><text:span text:style-name="T15"><text:tab/><text:tab/>UNIVERSITIES.NAME </text:span></text:span><text:span text:style-name="Strong_20_Emphasis"><text:span text:style-name="T65">as</text:span></text:span><text:span text:style-name="Strong_20_Emphasis"><text:span text:style-name="T15"> `</text:span></text:span><text:span text:style-name="Strong_20_Emphasis"><text:span text:style-name="T21">Название Университета`</text:span></text:span><text:span text:style-name="Strong_20_Emphasis"><text:span text:style-name="T15"> </text:span></text:span></text:p>
      <text:p text:style-name="P13"><text:span text:style-name="Strong_20_Emphasis"><text:span text:style-name="T65">FROM</text:span></text:span><text:span text:style-name="Strong_20_Emphasis"><text:span text:style-name="T15"> </text:span></text:span></text:p>
      <text:p text:style-name="P13"><text:span text:style-name="Strong_20_Emphasis"><text:span text:style-name="T15">LECTURERS </text:span></text:span></text:p>
      <text:p text:style-name="P13"><text:span text:style-name="Strong_20_Emphasis"><text:span text:style-name="T65">JOIN</text:span></text:span><text:span text:style-name="Strong_20_Emphasis"><text:span text:style-name="T15"> UNIVERSITIES </text:span></text:span><text:span text:style-name="Strong_20_Emphasis"><text:span text:style-name="T65">on</text:span></text:span><text:span text:style-name="Strong_20_Emphasis"><text:span text:style-name="T15"> UNIV_ID </text:span></text:span><text:span text:style-name="Strong_20_Emphasis"><text:span text:style-name="T71">=</text:span></text:span><text:span text:style-name="Strong_20_Emphasis"><text:span text:style-name="T15"> UNIVERSITIES.id</text:span></text:span></text:p>
      <text:p text:style-name="P41"><text:span text:style-name="Strong_20_Emphasis"><text:span text:style-name="T80"><text:s/>- </text:span></text:span><text:span text:style-name="Strong_20_Emphasis"><text:span text:style-name="T36">ф</text:span></text:span><text:span text:style-name="Strong_20_Emphasis"><text:span text:style-name="T15">амилия преподавателя и название университета</text:span></text:span><text:span text:style-name="Strong_20_Emphasis"><text:span text:style-name="T16">.</text:span></text:span></text:p>
      <text:p text:style-name="P41"><text:span text:style-name="Strong_20_Emphasis"><text:span text:style-name="T13"><text:tab/></text:span></text:span><text:span text:style-name="Strong_20_Emphasis"><text:span text:style-name="T22">Полезно знать:</text:span></text:span><text:span text:style-name="Strong_20_Emphasis"><text:span text:style-name="T13"> </text:span></text:span><text:span text:style-name="Strong_20_Emphasis"><text:span text:style-name="T22">раньше синтаксис </text:span></text:span><text:span text:style-name="Strong_20_Emphasis"><text:span text:style-name="Emphasis"><text:span text:style-name="T27">MySQL</text:span></text:span></text:span><text:span text:style-name="Strong_20_Emphasis"><text:span text:style-name="T13"> </text:span></text:span><text:span text:style-name="Strong_20_Emphasis"><text:span text:style-name="T22">обязывал указывать все имена полей в обрамлении косой латинской кавычки (`). Этот знак находится на одной клавише с буквой ё. Сейчас такая кавычка тоже может быть использована для названий полей, но её можно опустить, если в названии поля нет пробелов. А вот если пробелы есть — тогда кавычка обязательна.</text:span></text:span></text:p>
      <text:p text:style-name="P41"><text:span text:style-name="Strong_20_Emphasis"><text:span text:style-name="T14">Совет:</text:span></text:span><text:span text:style-name="Strong_20_Emphasis"><text:span text:style-name="T22"> не используйте пробелы в названиях полей. Если надо разделить слова, используйте символ нижнего подчёркивания — "_".</text:span></text:span></text:p>
      <text:p text:style-name="P14"><text:span text:style-name="Strong_20_Emphasis"><text:span text:style-name="T23">То же самое, но без пробелов:</text:span></text:span><text:span text:style-name="Strong_20_Emphasis"><text:span text:style-name="T81"> </text:span></text:span></text:p>
      <text:p text:style-name="P14"><text:span text:style-name="Strong_20_Emphasis"><text:span text:style-name="T81"/></text:span></text:p>
      <text:p text:style-name="P14"><text:span text:style-name="Strong_20_Emphasis"><text:span text:style-name="T66">SELECT</text:span></text:span><text:span text:style-name="Strong_20_Emphasis"><text:span text:style-name="T23"> SURNAME </text:span></text:span><text:span text:style-name="Strong_20_Emphasis"><text:span text:style-name="T66">as</text:span></text:span><text:span text:style-name="Strong_20_Emphasis"><text:span text:style-name="T23"> Фамилия_преподавателя, </text:span></text:span></text:p>
      <text:p text:style-name="P14"><text:span text:style-name="Strong_20_Emphasis"><text:span text:style-name="T24"><text:tab/></text:span></text:span><text:span text:style-name="Strong_20_Emphasis"><text:span text:style-name="T23">UNIVERSITIES.NAME </text:span></text:span><text:span text:style-name="Strong_20_Emphasis"><text:span text:style-name="T66">as</text:span></text:span><text:span text:style-name="Strong_20_Emphasis"><text:span text:style-name="T23"> Название_университета</text:span></text:span></text:p>
      <text:p text:style-name="P14"><text:span text:style-name="Strong_20_Emphasis"><text:span text:style-name="T66">FROM</text:span></text:span><text:span text:style-name="Strong_20_Emphasis"><text:span text:style-name="T23"> </text:span></text:span></text:p>
      <text:p text:style-name="P14"><text:span text:style-name="Strong_20_Emphasis"><text:span text:style-name="T23">LECTURERS </text:span></text:span></text:p>
      <text:p text:style-name="P14"><text:span text:style-name="Strong_20_Emphasis"><text:span text:style-name="T66">JOIN</text:span></text:span><text:span text:style-name="Strong_20_Emphasis"><text:span text:style-name="T23"> UNIVERSITIES </text:span></text:span><text:span text:style-name="Strong_20_Emphasis"><text:span text:style-name="T66">on</text:span></text:span><text:span text:style-name="Strong_20_Emphasis"><text:span text:style-name="T23"> UNIV_ID </text:span></text:span><text:span text:style-name="Strong_20_Emphasis"><text:span text:style-name="T72">=</text:span></text:span><text:span text:style-name="Strong_20_Emphasis"><text:span text:style-name="T23"> UNIVERSITIES.id</text:span></text:span></text:p>
      <text:p text:style-name="P41"><text:span text:style-name="Strong_20_Emphasis"><text:span text:style-name="T82"/></text:span></text:p>
      <text:p text:style-name="P41"><text:span text:style-name="Strong_20_Emphasis"><text:span text:style-name="T22">Давайте попробуем узнать, кто из студентов сдавал экзамены и на какую оценку</text:span></text:span><text:span text:style-name="Strong_20_Emphasis"><text:span text:style-name="T30">:</text:span></text:span></text:p>
      <text:p text:style-name="P47"><text:span text:style-name="T17">1) </text:span><text:span text:style-name="T15">Для этого нам сначала надо соединить таблицы </text:span><text:span text:style-name="Strong_20_Emphasis"><text:span text:style-name="T12">EXAM_MARKS</text:span></text:span><text:span text:style-name="T15"> и </text:span><text:span text:style-name="Strong_20_Emphasis"><text:span text:style-name="T12">STUDENTS</text:span></text:span><text:span text:style-name="T15">:</text:span></text:p>
      <text:p text:style-name="P17"><text:span text:style-name="T95">SELECT</text:span> <text:span text:style-name="T101">*</text:span> <text:span text:style-name="T95">FROM</text:span> EXAM_MARKS <text:span text:style-name="T95">join</text:span> STUDENTS <text:span text:style-name="T95">on</text:span> STUDENT_ID <text:span text:style-name="T101">=</text:span> STUDENTS.id;</text:p>
      <text:p text:style-name="P47"><text:span text:style-name="T17">2) Т</text:span><text:span text:style-name="T15">еперь чуть сократим количество полей, </text:span><text:span text:style-name="T17">о</text:span><text:span text:style-name="T15">ставим только фамилию, имя, </text:span><text:span text:style-name="Emphasis"><text:span text:style-name="T26">ID</text:span></text:span><text:span text:style-name="T15"> предмета и оценку:</text:span></text:p>
      <text:p text:style-name="P17"><text:span text:style-name="T95">SELECT</text:span> SURNAME, Name, SUBJ_ID, MARK <text:span text:style-name="T95">FROM</text:span> EXAM_MARKS <text:span text:style-name="T95">join</text:span> STUDENTS <text:span text:style-name="T95">on</text:span> STUDENT_ID <text:span text:style-name="T101">=</text:span> STUDENTS.id</text:p>
      <text:p text:style-name="P47"><text:span text:style-name="T17">3) </text:span><text:span text:style-name="T15">Уже хорошо, но не ясно, что же за предметы кроются за цифрами. Присоединим таблицу </text:span><text:span text:style-name="Strong_20_Emphasis"><text:span text:style-name="T12">SUBJECTS</text:span></text:span><text:span text:style-name="T15">, добавив ещё один </text:span><text:span text:style-name="Strong_20_Emphasis"><text:span text:style-name="T12">JOIN</text:span></text:span><text:span text:style-name="T15">:</text:span></text:p>
      <text:p text:style-name="P17"><text:span text:style-name="T115">4) </text:span><text:span text:style-name="T95">SELECT</text:span> SURNAME, STUDENTS.Name, SUBJECTS.NAME <text:span text:style-name="T95">as</text:span> Предмет, MARK <text:span text:style-name="T95">FROM</text:span> EXAM_MARKS</text:p>
      <text:p text:style-name="P21"><text:soft-page-break/><text:span text:style-name="T95">JOIN</text:span> STUDENTS <text:span text:style-name="T95">on</text:span> STUDENT_ID <text:span text:style-name="T101">=</text:span> STUDENTS.id</text:p>
      <text:p text:style-name="P21"><text:span text:style-name="T95">JOIN</text:span> SUBJECTS <text:span text:style-name="T95">on</text:span> SUBJ_ID <text:span text:style-name="T101">=</text:span> SUBJECTS.id</text:p>
      <text:p text:style-name="P46"><text:span text:style-name="T15"><text:tab/>Обратите внимание, что у нас стало два поля </text:span><text:span text:style-name="Strong_20_Emphasis"><text:span text:style-name="T12">NAME</text:span></text:span><text:span text:style-name="T15">, поэтому одно из них мы переназываем через </text:span><text:span text:style-name="Strong_20_Emphasis"><text:span text:style-name="T12">as</text:span></text:span><text:span text:style-name="T15">. К таким соединённым таблицам тоже можно применять условие </text:span><text:span text:style-name="Strong_20_Emphasis"><text:span text:style-name="T12">WHERE</text:span></text:span><text:span text:style-name="T15">, дописав его в поле всех </text:span><text:span text:style-name="Strong_20_Emphasis"><text:span text:style-name="T12">JOIN</text:span></text:span><text:span text:style-name="T15">.</text:span></text:p>
      <text:p text:style-name="P18"><text:span text:style-name="T95">SELECT</text:span> SURNAME, STUDENTS.Name, SUBJECTS.NAME <text:span text:style-name="T95">AS</text:span> `<text:span text:style-name="T108">Предмет`</text:span>, MARK <text:span text:style-name="T95">FROM</text:span> EXAM_MARKS </text:p>
      <text:p text:style-name="P23"><text:span text:style-name="T95">JOIN</text:span> STUDENTS <text:span text:style-name="T95">on</text:span> STUDENT_ID <text:span text:style-name="T101">=</text:span> STUDENTS.id</text:p>
      <text:p text:style-name="P23"><text:span text:style-name="T95">JOIN</text:span> SUBJECTS <text:span text:style-name="T95">on</text:span> SUBJ_ID <text:span text:style-name="T101">=</text:span> SUBJECTS.id</text:p>
      <text:p text:style-name="P23"><text:span text:style-name="T95">WHERE</text:span> SUBJECTS.NAME <text:span text:style-name="T101">=</text:span> <text:span text:style-name="T108">'Английский'</text:span></text:p>
      <text:p text:style-name="P43"><text:span text:style-name="Strong_20_Emphasis"><text:span text:style-name="T82">- </text:span></text:span><text:span text:style-name="Strong_20_Emphasis"><text:span text:style-name="T22">Список оценок только по английскому языку</text:span></text:span><text:span text:style-name="Strong_20_Emphasis"><text:span text:style-name="T34">;</text:span></text:span></text:p>
      <text:p text:style-name="P43"><text:span text:style-name="Strong_20_Emphasis"><text:span text:style-name="T22"/></text:span></text:p>
      <text:p text:style-name="P15"><text:span text:style-name="Strong_20_Emphasis"><text:span text:style-name="T67">SELECT</text:span></text:span><text:span text:style-name="Strong_20_Emphasis"><text:span text:style-name="T22"> SUBJECTS.NAME, mark, </text:span></text:span><text:span text:style-name="Strong_20_Emphasis"><text:span text:style-name="T67">count</text:span></text:span><text:span text:style-name="Strong_20_Emphasis"><text:span text:style-name="T22">(mark) </text:span></text:span><text:span text:style-name="Strong_20_Emphasis"><text:span text:style-name="T67">FROM</text:span></text:span><text:span text:style-name="Strong_20_Emphasis"><text:span text:style-name="T22"> EXAM_MARKS </text:span></text:span></text:p>
      <text:p text:style-name="P21"><text:span text:style-name="T95">JOIN</text:span> STUDENTS <text:span text:style-name="T95">on</text:span> STUDENT_ID <text:span text:style-name="T101">=</text:span> STUDENTS.id</text:p>
      <text:p text:style-name="P21"><text:span text:style-name="T95">JOIN</text:span> SUBJECTS <text:span text:style-name="T95">on</text:span> SUBJ_ID <text:span text:style-name="T101">=</text:span> SUBJECTS.ID</text:p>
      <text:p text:style-name="P21"><text:span text:style-name="T95">GROUP</text:span> <text:span text:style-name="T95">BY</text:span> SUBJECTS.NAME, mark</text:p>
      <text:p text:style-name="P21"><text:span text:style-name="T95">ORDER</text:span> <text:span text:style-name="T95">BY</text:span> <text:s/>SUBJECTS.NAME</text:p>
      <text:p text:style-name="P43"><text:span text:style-name="Strong_20_Emphasis"><text:span text:style-name="T22"><text:s/>- </text:span></text:span><text:span text:style-name="Strong_20_Emphasis"><text:span text:style-name="T83">С</text:span></text:span><text:span text:style-name="Strong_20_Emphasis"><text:span text:style-name="T22">колько и каких оценок по предметам получили студенты;</text:span></text:span></text:p>
      <text:p text:style-name="P42"><text:span text:style-name="Strong_20_Emphasis"><text:span text:style-name="T22"/></text:span></text:p>
      <text:p text:style-name="P15"><text:span text:style-name="Strong_20_Emphasis"><text:span text:style-name="T67">SELECT</text:span></text:span><text:span text:style-name="Strong_20_Emphasis"><text:span text:style-name="T22"> <text:s/>SURNAME, </text:span></text:span><text:span text:style-name="Strong_20_Emphasis"><text:span text:style-name="T67">avg</text:span></text:span><text:span text:style-name="Strong_20_Emphasis"><text:span text:style-name="T22">(mark) </text:span></text:span><text:span text:style-name="Strong_20_Emphasis"><text:span text:style-name="T67">FROM</text:span></text:span><text:span text:style-name="Strong_20_Emphasis"><text:span text:style-name="T22"> EXAM_MARKS </text:span></text:span></text:p>
      <text:p text:style-name="P21"><text:span text:style-name="T95">JOIN</text:span> STUDENTS <text:span text:style-name="T95">on</text:span> STUDENT_ID <text:span text:style-name="T101">=</text:span> STUDENTS.id</text:p>
      <text:p text:style-name="P21"><text:span text:style-name="T95">JOIN</text:span> SUBJECTS <text:span text:style-name="T95">on</text:span> SUBJ_ID <text:span text:style-name="T101">=</text:span> SUBJECTS.id</text:p>
      <text:p text:style-name="P21"><text:span text:style-name="T95">GROUP</text:span> <text:span text:style-name="T95">BY</text:span> SURNAME</text:p>
      <text:p text:style-name="P21"><text:span text:style-name="T95">ORDER</text:span> <text:span text:style-name="T95">BY</text:span> <text:s/>SURNAME;</text:p>
      <text:p text:style-name="P43"><text:span text:style-name="Strong_20_Emphasis"><text:span text:style-name="T22"><text:s/>- Средний балл студентов.</text:span></text:span></text:p>
      <text:p text:style-name="P15"><text:span text:style-name="Strong_20_Emphasis"><text:span text:style-name="T22"><text:tab/></text:span></text:span><text:span text:style-name="Strong_20_Emphasis"><text:span text:style-name="T22">Напишите запрос, который выводит только фамилию преподавателя и название предмета, который он преподаёт. Упорядочьте по названию предмета. Используйте таблицу SUBJ_LECT, не используйте AS</text:span></text:span><text:span text:style-name="Strong_20_Emphasis"><text:span text:style-name="T31">:</text:span></text:span></text:p>
      <text:p text:style-name="P15"><text:span text:style-name="Strong_20_Emphasis"><text:span text:style-name="T31"/></text:span></text:p>
      <text:p text:style-name="P15"><text:span text:style-name="Strong_20_Emphasis"><text:span text:style-name="T67">SELECT</text:span></text:span><text:span text:style-name="Strong_20_Emphasis"><text:span text:style-name="T22"> surname, SUBJECTS.NAME <text:s/></text:span></text:span><text:span text:style-name="Strong_20_Emphasis"><text:span text:style-name="T67">from</text:span></text:span><text:span text:style-name="Strong_20_Emphasis"><text:span text:style-name="T22"> SUBJECTS </text:span></text:span></text:p>
      <text:p text:style-name="P21"><text:span text:style-name="T95">join</text:span> SUBJ_LECT <text:span text:style-name="T95">on</text:span> SUBJ_LECT.SUBJ_ID <text:span text:style-name="T101">=</text:span> SUBJECTS.ID</text:p>
      <text:p text:style-name="P21"><text:span text:style-name="T95">join</text:span> LECTURERS <text:span text:style-name="T95">on</text:span> SUBJ_LECT.LECTURER_ID <text:span text:style-name="T101">=</text:span> LECTURERS.ID</text:p>
      <text:p text:style-name="P21"><text:span text:style-name="T95">order</text:span> <text:span text:style-name="T95">by</text:span> SUBJECTS.NAME;</text:p>
      <text:p text:style-name="P21"/>
      <text:p text:style-name="P41"><text:span text:style-name="Strong_20_Emphasis"><text:span text:style-name="T2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monospace" svg:font-family="monospace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0:31:34.347000000</meta:creation-date>
    <dc:date>2023-02-06T13:56:27.003000000</dc:date>
    <meta:editing-duration>PT5M43S</meta:editing-duration>
    <meta:editing-cycles>1</meta:editing-cycles>
    <meta:document-statistic meta:table-count="4" meta:image-count="0" meta:object-count="0" meta:page-count="5" meta:paragraph-count="151" meta:word-count="1269" meta:character-count="8646" meta:non-whitespace-character-count="7416"/>
    <meta:generator>LibreOffice/7.0.5.2$Windows_X86_64 LibreOffice_project/64390860c6cd0aca4beafafcfd84613dd9dfb63a</meta:generator>
  </office:meta>
</office:document-meta>
</file>